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3b5934" officeooo:paragraph-rsid="003b5934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b502f2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65c86f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22ec6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468aa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6f17b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fo:font-size="12pt" officeooo:rsid="04c233b6" officeooo:paragraph-rsid="04c233b6" style:font-size-asian="12pt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37550" style:font-size-asian="12pt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3a81b" style:font-size-asian="12pt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69f60" style:font-size-asian="12pt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fo:font-size="12pt" officeooo:rsid="00b797eb" officeooo:paragraph-rsid="04f3fd0b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ebd86" style:font-size-asian="12pt" style:font-name-complex="Courier New" style:font-size-complex="12pt"/>
    </style:style>
    <style:style style:name="P26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2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28" style:family="paragraph" style:parent-style-name="Standard">
      <style:paragraph-properties fo:margin-top="0in" fo:margin-bottom="0.1665in" loext:contextual-spacing="false"/>
      <style:text-properties style:font-name="Courier New" fo:font-size="12pt" officeooo:rsid="04bbdfcc" officeooo:paragraph-rsid="04bbdfcc" style:font-size-asian="12pt" style:font-name-complex="Courier New" style:font-size-complex="12pt"/>
    </style:style>
    <style:style style:name="P29" style:family="paragraph" style:parent-style-name="Standard">
      <style:paragraph-properties fo:margin-top="0in" fo:margin-bottom="0.1665in" loext:contextual-spacing="false"/>
      <style:text-properties style:font-name="Courier New" fo:font-size="12pt" officeooo:rsid="04c37550" officeooo:paragraph-rsid="04eb3b65" style:font-size-asian="12pt" style:font-name-complex="Courier New" style:font-size-complex="12pt"/>
    </style:style>
    <style:style style:name="P30" style:family="paragraph" style:parent-style-name="Standard">
      <style:paragraph-properties fo:margin-top="0in" fo:margin-bottom="0.1665in" loext:contextual-spacing="false"/>
      <style:text-properties style:font-name="Courier New" fo:font-size="12pt" officeooo:rsid="04c37550" officeooo:paragraph-rsid="04c3a81b" style:font-size-asian="12pt" style:font-name-complex="Courier New" style:font-size-complex="12pt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fo:font-size="12pt" officeooo:rsid="04c540aa" officeooo:paragraph-rsid="04c3a81b" style:font-size-asian="12pt" style:font-name-complex="Courier New" style:font-size-complex="12pt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fo:font-size="12pt" officeooo:rsid="04c3a81b" officeooo:paragraph-rsid="04c540aa" style:font-size-asian="12pt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fo:font-size="12pt" officeooo:rsid="04eee9ed" officeooo:paragraph-rsid="04fa8b59" style:font-size-asian="12pt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36" style:family="paragraph" style:parent-style-name="Standard">
      <style:paragraph-properties fo:margin-top="0in" fo:margin-bottom="0.1665in" loext:contextual-spacing="false"/>
      <style:text-properties style:font-name="Courier New" officeooo:paragraph-rsid="04a6f17b" style:font-name-complex="Courier New" style:font-size-complex="12pt"/>
    </style:style>
    <style:style style:name="P37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38" style:family="paragraph" style:parent-style-name="Standard">
      <style:paragraph-properties fo:margin-top="0in" fo:margin-bottom="0.1665in" loext:contextual-spacing="false"/>
      <style:text-properties style:font-name="Courier New" officeooo:paragraph-rsid="04ee9fe6" style:font-name-complex="Courier New" style:font-size-complex="12pt"/>
    </style:style>
    <style:style style:name="P39" style:family="paragraph" style:parent-style-name="Standard">
      <style:paragraph-properties fo:margin-top="0in" fo:margin-bottom="0.1665in" loext:contextual-spacing="false"/>
      <style:text-properties style:font-name="Courier New" officeooo:paragraph-rsid="05038bbe" style:font-name-complex="Courier New" style:font-size-complex="12pt"/>
    </style:style>
    <style:style style:name="P40" style:family="paragraph" style:parent-style-name="Standard">
      <style:paragraph-properties fo:margin-top="0in" fo:margin-bottom="0.1665in" loext:contextual-spacing="false"/>
      <style:text-properties style:font-name="Courier New" officeooo:paragraph-rsid="050ae343" style:font-name-complex="Courier New" style:font-size-complex="12pt"/>
    </style:style>
    <style:style style:name="P41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42" style:family="paragraph" style:parent-style-name="Standard">
      <style:paragraph-properties fo:margin-top="0in" fo:margin-bottom="0.1665in" loext:contextual-spacing="false"/>
      <style:text-properties style:font-name="Courier New" officeooo:paragraph-rsid="04b2fd5c" style:font-name-complex="Courier New" style:font-size-complex="12pt"/>
    </style:style>
    <style:style style:name="P43" style:family="paragraph" style:parent-style-name="Standard">
      <style:paragraph-properties fo:margin-top="0in" fo:margin-bottom="0.1665in" loext:contextual-spacing="false"/>
      <style:text-properties officeooo:paragraph-rsid="00b502f2"/>
    </style:style>
    <style:style style:name="P44" style:family="paragraph" style:parent-style-name="Standard">
      <style:paragraph-properties fo:margin-top="0in" fo:margin-bottom="0.1665in" loext:contextual-spacing="false"/>
      <style:text-properties officeooo:paragraph-rsid="00b608dc"/>
    </style:style>
    <style:style style:name="P45" style:family="paragraph" style:parent-style-name="Standard">
      <style:paragraph-properties fo:margin-top="0in" fo:margin-bottom="0.1665in" loext:contextual-spacing="false"/>
      <style:text-properties officeooo:rsid="00b608dc" officeooo:paragraph-rsid="00b608dc"/>
    </style:style>
    <style:style style:name="P46" style:family="paragraph" style:parent-style-name="Standard">
      <style:paragraph-properties fo:margin-top="0in" fo:margin-bottom="0.1665in" loext:contextual-spacing="false"/>
      <style:text-properties officeooo:rsid="00c9ba0e" officeooo:paragraph-rsid="00cced37"/>
    </style:style>
    <style:style style:name="P47" style:family="paragraph" style:parent-style-name="Standard">
      <style:paragraph-properties fo:margin-top="0in" fo:margin-bottom="0.1665in" loext:contextual-spacing="false"/>
      <style:text-properties officeooo:paragraph-rsid="00cced37"/>
    </style:style>
    <style:style style:name="P48" style:family="paragraph" style:parent-style-name="Standard">
      <style:paragraph-properties fo:margin-top="0in" fo:margin-bottom="0.1665in" loext:contextual-spacing="false"/>
      <style:text-properties officeooo:rsid="00cced37" officeooo:paragraph-rsid="00cced37"/>
    </style:style>
    <style:style style:name="P49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50" style:family="paragraph" style:parent-style-name="Standard">
      <style:paragraph-properties fo:margin-top="0in" fo:margin-bottom="0.1665in" loext:contextual-spacing="false"/>
      <style:text-properties officeooo:rsid="0486f401" officeooo:paragraph-rsid="048a864f"/>
    </style:style>
    <style:style style:name="P51" style:family="paragraph" style:parent-style-name="Standard">
      <style:paragraph-properties fo:margin-top="0in" fo:margin-bottom="0.1665in" loext:contextual-spacing="false"/>
      <style:text-properties officeooo:rsid="0488500b" officeooo:paragraph-rsid="0488500b"/>
    </style:style>
    <style:style style:name="P52" style:family="paragraph" style:parent-style-name="Standard">
      <style:paragraph-properties fo:margin-top="0in" fo:margin-bottom="0.1665in" loext:contextual-spacing="false"/>
      <style:text-properties officeooo:paragraph-rsid="048a864f"/>
    </style:style>
    <style:style style:name="P53" style:family="paragraph" style:parent-style-name="Standard">
      <style:paragraph-properties fo:margin-top="0in" fo:margin-bottom="0.1665in" loext:contextual-spacing="false"/>
      <style:text-properties officeooo:rsid="048d5eeb" officeooo:paragraph-rsid="048d5eeb"/>
    </style:style>
    <style:style style:name="P54" style:family="paragraph" style:parent-style-name="Standard">
      <style:paragraph-properties fo:margin-top="0in" fo:margin-bottom="0.1665in" loext:contextual-spacing="false"/>
      <style:text-properties officeooo:paragraph-rsid="048d5eeb"/>
    </style:style>
    <style:style style:name="P55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56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57" style:family="paragraph" style:parent-style-name="Standard">
      <style:paragraph-properties fo:margin-top="0in" fo:margin-bottom="0.1665in" loext:contextual-spacing="false"/>
      <style:text-properties officeooo:paragraph-rsid="049be86f"/>
    </style:style>
    <style:style style:name="P58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59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60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61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62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63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64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65" style:family="paragraph" style:parent-style-name="Standard">
      <style:paragraph-properties fo:margin-top="0in" fo:margin-bottom="0.1665in" loext:contextual-spacing="false"/>
      <style:text-properties officeooo:paragraph-rsid="04b6f826"/>
    </style:style>
    <style:style style:name="P66" style:family="paragraph" style:parent-style-name="Standard">
      <style:paragraph-properties fo:margin-top="0in" fo:margin-bottom="0.1665in" loext:contextual-spacing="false"/>
      <style:text-properties officeooo:paragraph-rsid="04bbdfcc"/>
    </style:style>
    <style:style style:name="P67" style:family="paragraph" style:parent-style-name="Standard">
      <style:paragraph-properties fo:margin-top="0in" fo:margin-bottom="0.1665in" loext:contextual-spacing="false"/>
      <style:text-properties officeooo:paragraph-rsid="04bcb474"/>
    </style:style>
    <style:style style:name="P68" style:family="paragraph" style:parent-style-name="Standard">
      <style:paragraph-properties fo:margin-top="0in" fo:margin-bottom="0.1665in" loext:contextual-spacing="false"/>
      <style:text-properties officeooo:paragraph-rsid="04bcfae7"/>
    </style:style>
    <style:style style:name="P69" style:family="paragraph" style:parent-style-name="Standard">
      <style:paragraph-properties fo:margin-top="0in" fo:margin-bottom="0.1665in" loext:contextual-spacing="false"/>
      <style:text-properties officeooo:paragraph-rsid="04bea093"/>
    </style:style>
    <style:style style:name="P70" style:family="paragraph" style:parent-style-name="Standard">
      <style:paragraph-properties fo:margin-top="0in" fo:margin-bottom="0.1665in" loext:contextual-spacing="false"/>
      <style:text-properties officeooo:rsid="04bea093" officeooo:paragraph-rsid="04bea093"/>
    </style:style>
    <style:style style:name="P71" style:family="paragraph" style:parent-style-name="Standard">
      <style:paragraph-properties fo:margin-top="0in" fo:margin-bottom="0.1665in" loext:contextual-spacing="false"/>
      <style:text-properties officeooo:rsid="04bea093" officeooo:paragraph-rsid="04db03fa"/>
    </style:style>
    <style:style style:name="P72" style:family="paragraph" style:parent-style-name="Standard">
      <style:paragraph-properties fo:margin-top="0in" fo:margin-bottom="0.1665in" loext:contextual-spacing="false"/>
      <style:text-properties officeooo:paragraph-rsid="04c37550"/>
    </style:style>
    <style:style style:name="P73" style:family="paragraph" style:parent-style-name="Standard">
      <style:paragraph-properties fo:margin-top="0in" fo:margin-bottom="0.1665in" loext:contextual-spacing="false"/>
      <style:text-properties officeooo:paragraph-rsid="04c3a81b"/>
    </style:style>
    <style:style style:name="P74" style:family="paragraph" style:parent-style-name="Standard">
      <style:paragraph-properties fo:margin-top="0in" fo:margin-bottom="0.1665in" loext:contextual-spacing="false"/>
      <style:text-properties officeooo:paragraph-rsid="04cb1229"/>
    </style:style>
    <style:style style:name="P75" style:family="paragraph" style:parent-style-name="Standard">
      <style:paragraph-properties fo:margin-top="0in" fo:margin-bottom="0.1665in" loext:contextual-spacing="false"/>
      <style:text-properties officeooo:paragraph-rsid="04d2b7f7"/>
    </style:style>
    <style:style style:name="P76" style:family="paragraph" style:parent-style-name="Standard">
      <style:paragraph-properties fo:margin-top="0in" fo:margin-bottom="0.1665in" loext:contextual-spacing="false"/>
      <style:text-properties officeooo:paragraph-rsid="04ddd37f"/>
    </style:style>
    <style:style style:name="P77" style:family="paragraph" style:parent-style-name="Standard">
      <style:paragraph-properties fo:margin-top="0in" fo:margin-bottom="0.1665in" loext:contextual-spacing="false"/>
      <style:text-properties officeooo:paragraph-rsid="04df5a87"/>
    </style:style>
    <style:style style:name="P78" style:family="paragraph" style:parent-style-name="Standard">
      <style:paragraph-properties fo:margin-top="0in" fo:margin-bottom="0.1665in" loext:contextual-spacing="false"/>
      <style:text-properties officeooo:paragraph-rsid="04e4e382"/>
    </style:style>
    <style:style style:name="P79" style:family="paragraph" style:parent-style-name="Standard">
      <style:paragraph-properties fo:margin-top="0in" fo:margin-bottom="0.1665in" loext:contextual-spacing="false"/>
      <style:text-properties officeooo:rsid="04eca8a0" officeooo:paragraph-rsid="04eca8a0"/>
    </style:style>
    <style:style style:name="P80" style:family="paragraph" style:parent-style-name="Standard">
      <style:paragraph-properties fo:margin-top="0in" fo:margin-bottom="0.1665in" loext:contextual-spacing="false"/>
      <style:text-properties officeooo:paragraph-rsid="04f010a4"/>
    </style:style>
    <style:style style:name="P81" style:family="paragraph" style:parent-style-name="Standard">
      <style:paragraph-properties fo:margin-top="0in" fo:margin-bottom="0.1665in" loext:contextual-spacing="false"/>
      <style:text-properties officeooo:rsid="04f2a89b" officeooo:paragraph-rsid="04f2a89b"/>
    </style:style>
    <style:style style:name="P82" style:family="paragraph" style:parent-style-name="Standard">
      <style:paragraph-properties fo:margin-top="0in" fo:margin-bottom="0.1665in" loext:contextual-spacing="false"/>
      <style:text-properties officeooo:paragraph-rsid="04f42389"/>
    </style:style>
    <style:style style:name="P83" style:family="paragraph" style:parent-style-name="Standard">
      <style:paragraph-properties fo:margin-top="0in" fo:margin-bottom="0.1665in" loext:contextual-spacing="false"/>
      <style:text-properties officeooo:paragraph-rsid="04fa8b59"/>
    </style:style>
    <style:style style:name="P84" style:family="paragraph" style:parent-style-name="Standard">
      <style:paragraph-properties fo:margin-top="0in" fo:margin-bottom="0.1665in" loext:contextual-spacing="false"/>
      <style:text-properties officeooo:paragraph-rsid="04fcda67"/>
    </style:style>
    <style:style style:name="P85" style:family="paragraph" style:parent-style-name="Standard">
      <style:paragraph-properties fo:margin-top="0in" fo:margin-bottom="0.1665in" loext:contextual-spacing="false"/>
      <style:text-properties officeooo:paragraph-rsid="04feffb7"/>
    </style:style>
    <style:style style:name="P86" style:family="paragraph" style:parent-style-name="Standard">
      <style:paragraph-properties fo:margin-top="0in" fo:margin-bottom="0.1665in" loext:contextual-spacing="false"/>
      <style:text-properties officeooo:rsid="0506d025" officeooo:paragraph-rsid="0506d025"/>
    </style:style>
    <style:style style:name="P87" style:family="paragraph" style:parent-style-name="Standard">
      <style:paragraph-properties fo:margin-top="0in" fo:margin-bottom="0.1665in" loext:contextual-spacing="false"/>
      <style:text-properties officeooo:paragraph-rsid="0506d025"/>
    </style:style>
    <style:style style:name="P88" style:family="paragraph" style:parent-style-name="Standard">
      <style:paragraph-properties fo:margin-top="0in" fo:margin-bottom="0.1665in" loext:contextual-spacing="false"/>
      <style:text-properties officeooo:rsid="05137540" officeooo:paragraph-rsid="05137540"/>
    </style:style>
    <style:style style:name="P89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9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285cd1f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3b5934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b502f2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b608dc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cced37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b422b5" officeooo:paragraph-rsid="02b422b5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6c42b0" officeooo:paragraph-rsid="046c42b0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8f032" style:font-size-asian="12pt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10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10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10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11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11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b75d4" style:font-size-asian="12pt" style:font-name-complex="Courier New" style:font-size-complex="12pt"/>
    </style:style>
    <style:style style:name="P11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cb474" style:font-size-asian="12pt" style:font-name-complex="Courier New" style:font-size-complex="12pt"/>
    </style:style>
    <style:style style:name="P11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ea093" style:font-size-asian="12pt" style:font-name-complex="Courier New" style:font-size-complex="12pt"/>
    </style:style>
    <style:style style:name="P11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ea093" officeooo:paragraph-rsid="04df5a87" style:font-size-asian="12pt" style:font-name-complex="Courier New" style:font-size-complex="12pt"/>
    </style:style>
    <style:style style:name="P11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c233b6" style:font-size-asian="12pt" style:font-name-complex="Courier New" style:font-size-complex="12pt"/>
    </style:style>
    <style:style style:name="P11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c69f60" officeooo:paragraph-rsid="04c69f60" style:font-size-asian="12pt" style:font-name-complex="Courier New" style:font-size-complex="12pt"/>
    </style:style>
    <style:style style:name="P11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cb1229" officeooo:paragraph-rsid="04cb1229" style:font-size-asian="12pt" style:font-name-complex="Courier New" style:font-size-complex="12pt"/>
    </style:style>
    <style:style style:name="P1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eb3b65" style:font-size-asian="12pt" style:font-name-complex="Courier New" style:font-size-complex="12pt"/>
    </style:style>
    <style:style style:name="P1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ecc5ec" style:font-size-asian="12pt" style:font-name-complex="Courier New" style:font-size-complex="12pt"/>
    </style:style>
    <style:style style:name="P1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f010a4" style:font-size-asian="12pt" style:font-name-complex="Courier New" style:font-size-complex="12pt"/>
    </style:style>
    <style:style style:name="P1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f42389" style:font-size-asian="12pt" style:font-name-complex="Courier New" style:font-size-complex="12pt"/>
    </style:style>
    <style:style style:name="P1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1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12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12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f33e6" style:font-size-asian="12pt" style:font-name-complex="Courier New" style:font-size-complex="12pt"/>
    </style:style>
    <style:style style:name="P12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b95c8" style:font-size-asian="12pt" style:font-name-complex="Courier New" style:font-size-complex="12pt"/>
    </style:style>
    <style:style style:name="P12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12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285cd1f" style:font-size-asian="12pt" style:font-name-complex="Courier New" style:font-size-complex="12pt"/>
    </style:style>
    <style:style style:name="P12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38bbe" style:font-size-asian="12pt" style:font-name-complex="Courier New" style:font-size-complex="12pt"/>
    </style:style>
    <style:style style:name="P13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f010a4" officeooo:paragraph-rsid="04f010a4" style:font-size-asian="12pt" style:font-name-complex="Courier New" style:font-size-complex="12pt"/>
    </style:style>
    <style:style style:name="P131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22ec6" style:font-name-complex="Courier New" style:font-size-complex="12pt"/>
    </style:style>
    <style:style style:name="P132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133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13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135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136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137" style:family="paragraph" style:parent-style-name="Standard">
      <style:paragraph-properties fo:margin-left="0in" fo:margin-right="0in" fo:text-indent="2in" style:auto-text-indent="false"/>
      <style:text-properties officeooo:paragraph-rsid="04f60bf0"/>
    </style:style>
    <style:style style:name="P1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13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14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b608dc"/>
    </style:style>
    <style:style style:name="P14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14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14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bea093"/>
    </style:style>
    <style:style style:name="P14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db03fa"/>
    </style:style>
    <style:style style:name="P14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df5a87"/>
    </style:style>
    <style:style style:name="P14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4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3b5934" style:font-size-asian="12pt" style:font-name-complex="Courier New" style:font-size-complex="12pt"/>
    </style:style>
    <style:style style:name="P14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502f2" style:font-size-asian="12pt" style:font-name-complex="Courier New" style:font-size-complex="12pt"/>
    </style:style>
    <style:style style:name="P14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5bdd3" style:font-size-asian="12pt" style:font-name-complex="Courier New" style:font-size-complex="12pt"/>
    </style:style>
    <style:style style:name="P15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608dc" style:font-size-asian="12pt" style:font-name-complex="Courier New" style:font-size-complex="12pt"/>
    </style:style>
    <style:style style:name="P15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cced37" style:font-size-asian="12pt" style:font-name-complex="Courier New" style:font-size-complex="12pt"/>
    </style:style>
    <style:style style:name="P15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15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15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15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15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15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15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cb1229" style:font-size-asian="12pt" style:font-name-complex="Courier New" style:font-size-complex="12pt"/>
    </style:style>
    <style:style style:name="P15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f010a4" style:font-size-asian="12pt" style:font-name-complex="Courier New" style:font-size-complex="12pt"/>
    </style:style>
    <style:style style:name="P16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16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16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c58ee3" officeooo:paragraph-rsid="00c58ee3" style:font-size-asian="12pt" style:font-name-complex="Courier New" style:font-size-complex="12pt"/>
    </style:style>
    <style:style style:name="P16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b5934" officeooo:paragraph-rsid="01934724" style:font-size-asian="12pt" style:font-name-complex="Courier New" style:font-size-complex="12pt"/>
    </style:style>
    <style:style style:name="P16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16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16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16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cced37" officeooo:paragraph-rsid="04ecc5ec" style:font-size-asian="12pt" style:font-name-complex="Courier New" style:font-size-complex="12pt"/>
    </style:style>
    <style:style style:name="P16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bdfcc" officeooo:paragraph-rsid="04bbdfcc" style:font-size-asian="12pt" style:font-name-complex="Courier New" style:font-size-complex="12pt"/>
    </style:style>
    <style:style style:name="P16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c233b6" officeooo:paragraph-rsid="04bea093" style:font-size-asian="12pt" style:font-name-complex="Courier New" style:font-size-complex="12pt"/>
    </style:style>
    <style:style style:name="P17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ea093" officeooo:paragraph-rsid="04c233b6" style:font-size-asian="12pt" style:font-name-complex="Courier New" style:font-size-complex="12pt"/>
    </style:style>
    <style:style style:name="P171" style:family="paragraph" style:parent-style-name="Standard">
      <style:text-properties officeooo:rsid="048055f4" officeooo:paragraph-rsid="048055f4"/>
    </style:style>
    <style:style style:name="P172" style:family="paragraph" style:parent-style-name="Heading_20_2">
      <style:text-properties officeooo:paragraph-rsid="045e5f7f"/>
    </style:style>
    <style:style style:name="P173" style:family="paragraph" style:parent-style-name="Heading_20_2">
      <style:text-properties officeooo:paragraph-rsid="04711393"/>
    </style:style>
    <style:style style:name="P174" style:family="paragraph" style:parent-style-name="Heading_20_3">
      <style:paragraph-properties fo:margin-top="0.1665in" fo:margin-bottom="0in" loext:contextual-spacing="false"/>
      <style:text-properties style:font-name="Courier New" style:font-name-complex="Courier New" style:font-size-complex="12pt"/>
    </style:style>
    <style:style style:name="P175" style:family="paragraph" style:parent-style-name="Heading_20_3">
      <style:paragraph-properties fo:margin-top="0.1665in" fo:margin-bottom="0in" loext:contextual-spacing="false"/>
      <style:text-properties style:font-name="Courier New" officeooo:paragraph-rsid="048b7f65" style:font-name-complex="Courier New" style:font-size-complex="12pt"/>
    </style:style>
    <style:style style:name="P176" style:family="paragraph" style:parent-style-name="Heading_20_3">
      <style:paragraph-properties fo:margin-top="0.1665in" fo:margin-bottom="0in" loext:contextual-spacing="false"/>
      <style:text-properties style:font-name="Courier New" officeooo:paragraph-rsid="048d5eeb" style:font-name-complex="Courier New" style:font-size-complex="12pt"/>
    </style:style>
    <style:style style:name="P177" style:family="paragraph" style:parent-style-name="Heading_20_3">
      <style:paragraph-properties fo:margin-top="0.1665in" fo:margin-bottom="0in" loext:contextual-spacing="false"/>
      <style:text-properties style:font-name="Courier New" officeooo:paragraph-rsid="0490bf59" style:font-name-complex="Courier New" style:font-size-complex="12pt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officeooo:paragraph-rsid="050f33e6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6f17b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371ca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8a216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4a6c366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4637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a8f032" style:font-name-complex="Courier New" style:font-size-complex="12pt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9468aa" style:font-name-complex="Courier New" style:font-size-complex="12pt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b2e1a1" style:font-name-complex="Courier New" style:font-size-complex="12pt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205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afe9eb" style:font-name-complex="Courier New" style:font-size-complex="12pt"/>
    </style:style>
    <style:style style:name="P206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207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208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209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210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211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34a38" style:font-name-complex="Courier New" style:font-size-complex="12pt"/>
    </style:style>
    <style:style style:name="P212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49a52" style:font-name-complex="Courier New" style:font-size-complex="12pt"/>
    </style:style>
    <style:style style:name="P213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214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b75d4" style:font-name-complex="Courier New" style:font-size-complex="12pt"/>
    </style:style>
    <style:style style:name="P215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bdfcc" style:font-name-complex="Courier New" style:font-size-complex="12pt"/>
    </style:style>
    <style:style style:name="P216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ea093" style:font-name-complex="Courier New" style:font-size-complex="12pt"/>
    </style:style>
    <style:style style:name="P217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506d025" style:font-name-complex="Courier New" style:font-size-complex="12pt"/>
    </style:style>
    <style:style style:name="P218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cebd86" style:font-name-complex="Courier New" style:font-size-complex="12pt"/>
    </style:style>
    <style:style style:name="P219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f42389" style:font-name-complex="Courier New" style:font-size-complex="12pt"/>
    </style:style>
    <style:style style:name="P220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ecc5ec" style:font-name-complex="Courier New" style:font-size-complex="12pt"/>
    </style:style>
    <style:style style:name="P221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eee9ed" style:font-name-complex="Courier New" style:font-size-complex="12pt"/>
    </style:style>
    <style:style style:name="P222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b75d4" style:font-name-complex="Courier New" style:font-size-complex="12pt"/>
    </style:style>
    <style:style style:name="P223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bdfcc" style:font-name-complex="Courier New" style:font-size-complex="12pt"/>
    </style:style>
    <style:style style:name="P224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ea093" style:font-name-complex="Courier New" style:font-size-complex="12pt"/>
    </style:style>
    <style:style style:name="P225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df5a87" style:font-name-complex="Courier New" style:font-size-complex="12pt"/>
    </style:style>
    <style:style style:name="P226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ccc6e4" style:font-name-complex="Courier New" style:font-size-complex="12pt"/>
    </style:style>
    <style:style style:name="P227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f42389" style:font-name-complex="Courier New" style:font-size-complex="12pt"/>
    </style:style>
    <style:style style:name="P228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d2b7f7" style:font-name-complex="Courier New" style:font-size-complex="12pt"/>
    </style:style>
    <style:style style:name="P229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f60bf0" style:font-name-complex="Courier New" style:font-size-complex="12pt"/>
    </style:style>
    <style:style style:name="P230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233b6" style:font-name-complex="Courier New" style:font-size-complex="12pt"/>
    </style:style>
    <style:style style:name="P231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37550" style:font-name-complex="Courier New" style:font-size-complex="12pt"/>
    </style:style>
    <style:style style:name="P232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3a81b" style:font-name-complex="Courier New" style:font-size-complex="12pt"/>
    </style:style>
    <style:style style:name="P233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9aaf9" style:font-name-complex="Courier New" style:font-size-complex="12pt"/>
    </style:style>
    <style:style style:name="P234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b1229" style:font-name-complex="Courier New" style:font-size-complex="12pt"/>
    </style:style>
    <style:style style:name="P235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f3fd0b" style:font-name-complex="Courier New" style:font-size-complex="12pt"/>
    </style:style>
    <style:style style:name="P236" style:family="paragraph" style:parent-style-name="Heading_20_3">
      <style:paragraph-properties fo:margin-top="0.1665in" fo:margin-bottom="0in" loext:contextual-spacing="false"/>
      <style:text-properties style:font-name="Courier New" officeooo:rsid="04c540aa" officeooo:paragraph-rsid="04c540aa" style:font-name-complex="Courier New" style:font-size-complex="12pt"/>
    </style:style>
    <style:style style:name="P237" style:family="paragraph" style:parent-style-name="Heading_20_3">
      <style:paragraph-properties fo:margin-top="0.1665in" fo:margin-bottom="0in" loext:contextual-spacing="false"/>
      <style:text-properties style:font-name="Courier New" officeooo:paragraph-rsid="04c69f60" style:font-name-complex="Courier New" style:font-size-complex="12pt"/>
    </style:style>
    <style:style style:name="P238" style:family="paragraph" style:parent-style-name="Heading_20_3">
      <style:paragraph-properties fo:margin-top="0.1665in" fo:margin-bottom="0in" loext:contextual-spacing="false"/>
      <style:text-properties style:font-name="Courier New" officeooo:rsid="04f924ae" officeooo:paragraph-rsid="04ecc5ec" style:font-name-complex="Courier New" style:font-size-complex="12pt"/>
    </style:style>
    <style:style style:name="P239" style:family="paragraph" style:parent-style-name="Heading_20_3">
      <style:paragraph-properties fo:margin-top="0.1665in" fo:margin-bottom="0in" loext:contextual-spacing="false"/>
      <style:text-properties style:font-name="Courier New" officeooo:rsid="04fa8b59" officeooo:paragraph-rsid="04ee9fe6" style:font-name-complex="Courier New" style:font-size-complex="12pt"/>
    </style:style>
    <style:style style:name="P240" style:family="paragraph" style:parent-style-name="Heading_20_3">
      <style:paragraph-properties fo:margin-top="0.1665in" fo:margin-bottom="0in" loext:contextual-spacing="false"/>
      <style:text-properties style:font-name="Courier New" officeooo:rsid="04fa8b59" officeooo:paragraph-rsid="04eee9ed" style:font-name-complex="Courier New" style:font-size-complex="12pt"/>
    </style:style>
    <style:style style:name="P241" style:family="paragraph" style:parent-style-name="Heading_20_3">
      <style:paragraph-properties fo:margin-top="0.1665in" fo:margin-bottom="0in" loext:contextual-spacing="false"/>
      <style:text-properties style:font-name="Courier New" officeooo:rsid="0502996f" officeooo:paragraph-rsid="04fa8b59" style:font-name-complex="Courier New" style:font-size-complex="12pt"/>
    </style:style>
    <style:style style:name="P242" style:family="paragraph" style:parent-style-name="Heading_20_3">
      <style:paragraph-properties fo:margin-top="0.1665in" fo:margin-bottom="0in" loext:contextual-spacing="false"/>
      <style:text-properties style:font-name="Courier New" officeooo:paragraph-rsid="04f12ba6" style:font-name-complex="Courier New" style:font-size-complex="12pt"/>
    </style:style>
    <style:style style:name="P243" style:family="paragraph" style:parent-style-name="Heading_20_3">
      <style:paragraph-properties fo:margin-top="0.1665in" fo:margin-bottom="0in" loext:contextual-spacing="false"/>
      <style:text-properties style:font-name="Courier New" officeooo:paragraph-rsid="003b5934" style:font-name-complex="Courier New" style:font-size-complex="12pt"/>
    </style:style>
    <style:style style:name="P244" style:family="paragraph" style:parent-style-name="Heading_20_3">
      <style:paragraph-properties fo:margin-top="0.1665in" fo:margin-bottom="0in" loext:contextual-spacing="false"/>
      <style:text-properties officeooo:paragraph-rsid="04bb75d4"/>
    </style:style>
    <style:style style:name="P245" style:family="paragraph" style:parent-style-name="Heading_20_3">
      <style:paragraph-properties fo:margin-top="0.1665in" fo:margin-bottom="0in" loext:contextual-spacing="false"/>
      <style:text-properties officeooo:paragraph-rsid="04c233b6"/>
    </style:style>
    <style:style style:name="T1" style:family="text">
      <style:text-properties style:font-size-complex="12pt"/>
    </style:style>
    <style:style style:name="T2" style:family="text">
      <style:text-properties officeooo:rsid="045e5f7f" style:font-size-complex="12pt"/>
    </style:style>
    <style:style style:name="T3" style:family="text">
      <style:text-properties officeooo:rsid="04649c06" style:font-size-complex="12pt"/>
    </style:style>
    <style:style style:name="T4" style:family="text">
      <style:text-properties officeooo:rsid="046c0c1c" style:font-size-complex="12pt"/>
    </style:style>
    <style:style style:name="T5" style:family="text">
      <style:text-properties officeooo:rsid="046a2321" style:font-size-complex="12pt"/>
    </style:style>
    <style:style style:name="T6" style:family="text">
      <style:text-properties officeooo:rsid="0506d025" style:font-size-complex="12pt"/>
    </style:style>
    <style:style style:name="T7" style:family="text">
      <style:text-properties officeooo:rsid="04d80231" style:font-size-complex="12pt"/>
    </style:style>
    <style:style style:name="T8" style:family="text">
      <style:text-properties style:font-name="Courier New" style:font-name-complex="Courier New" style:font-size-complex="12pt"/>
    </style:style>
    <style:style style:name="T9" style:family="text">
      <style:text-properties style:font-name="Courier New" officeooo:rsid="04922ec6" style:font-name-complex="Courier New" style:font-size-complex="12pt"/>
    </style:style>
    <style:style style:name="T10" style:family="text">
      <style:text-properties style:font-name="Courier New" officeooo:rsid="04bb75d4" style:font-name-complex="Courier New" style:font-size-complex="12pt"/>
    </style:style>
    <style:style style:name="T11" style:family="text">
      <style:text-properties style:font-name="Courier New" officeooo:rsid="04c233b6" style:font-name-complex="Courier New" style:font-size-complex="12pt"/>
    </style:style>
    <style:style style:name="T12" style:family="text">
      <style:text-properties style:font-name="Courier New" officeooo:rsid="04fcda67" style:font-name-complex="Courier New" style:font-size-complex="12pt"/>
    </style:style>
    <style:style style:name="T13" style:family="text">
      <style:text-properties style:font-name="Courier New" officeooo:rsid="0506d025" style:font-name-complex="Courier New" style:font-size-complex="12pt"/>
    </style:style>
    <style:style style:name="T14" style:family="text">
      <style:text-properties style:font-name="Courier New" officeooo:rsid="0508a216" style:font-name-complex="Courier New" style:font-size-complex="12pt"/>
    </style:style>
    <style:style style:name="T15" style:family="text">
      <style:text-properties style:font-name="Courier New" officeooo:rsid="050c41c3" style:font-name-complex="Courier New" style:font-size-complex="12pt"/>
    </style:style>
    <style:style style:name="T16" style:family="text">
      <style:text-properties style:font-name="Courier New" fo:font-size="12pt" style:font-size-asian="12pt" style:font-name-complex="Courier New" style:font-size-complex="12pt"/>
    </style:style>
    <style:style style:name="T17" style:family="text">
      <style:text-properties style:font-name="Courier New" fo:font-size="12pt" officeooo:rsid="0031a1b0" style:font-size-asian="12pt" style:font-name-complex="Courier New" style:font-size-complex="12pt"/>
    </style:style>
    <style:style style:name="T18" style:family="text">
      <style:text-properties style:font-name="Courier New" fo:font-size="12pt" officeooo:rsid="0032479d" style:font-size-asian="12pt" style:font-name-complex="Courier New" style:font-size-complex="12pt"/>
    </style:style>
    <style:style style:name="T19" style:family="text">
      <style:text-properties style:font-name="Courier New" fo:font-size="12pt" officeooo:rsid="007914d8" style:font-size-asian="12pt" style:font-name-complex="Courier New" style:font-size-complex="12pt"/>
    </style:style>
    <style:style style:name="T20" style:family="text">
      <style:text-properties style:font-name="Courier New" fo:font-size="12pt" officeooo:rsid="00aa76a7" style:font-size-asian="12pt" style:font-name-complex="Courier New" style:font-size-complex="12pt"/>
    </style:style>
    <style:style style:name="T21" style:family="text">
      <style:text-properties style:font-name="Courier New" fo:font-size="12pt" officeooo:rsid="00b608dc" style:font-size-asian="12pt" style:font-name-complex="Courier New" style:font-size-complex="12pt"/>
    </style:style>
    <style:style style:name="T22" style:family="text">
      <style:text-properties style:font-name="Courier New" fo:font-size="12pt" officeooo:rsid="00b959e3" style:font-size-asian="12pt" style:font-name-complex="Courier New" style:font-size-complex="12pt"/>
    </style:style>
    <style:style style:name="T23" style:family="text">
      <style:text-properties style:font-name="Courier New" fo:font-size="12pt" officeooo:rsid="00ba3cd3" style:font-size-asian="12pt" style:font-name-complex="Courier New" style:font-size-complex="12pt"/>
    </style:style>
    <style:style style:name="T24" style:family="text">
      <style:text-properties style:font-name="Courier New" fo:font-size="12pt" officeooo:rsid="00bafe11" style:font-size-asian="12pt" style:font-name-complex="Courier New" style:font-size-complex="12pt"/>
    </style:style>
    <style:style style:name="T25" style:family="text">
      <style:text-properties style:font-name="Courier New" fo:font-size="12pt" officeooo:rsid="00bc216e" style:font-size-asian="12pt" style:font-name-complex="Courier New" style:font-size-complex="12pt"/>
    </style:style>
    <style:style style:name="T26" style:family="text">
      <style:text-properties style:font-name="Courier New" fo:font-size="12pt" officeooo:rsid="00bde43f" style:font-size-asian="12pt" style:font-name-complex="Courier New" style:font-size-complex="12pt"/>
    </style:style>
    <style:style style:name="T27" style:family="text">
      <style:text-properties style:font-name="Courier New" fo:font-size="12pt" officeooo:rsid="00beb069" style:font-size-asian="12pt" style:font-name-complex="Courier New" style:font-size-complex="12pt"/>
    </style:style>
    <style:style style:name="T28" style:family="text">
      <style:text-properties style:font-name="Courier New" fo:font-size="12pt" officeooo:rsid="00c2c556" style:font-size-asian="12pt" style:font-name-complex="Courier New" style:font-size-complex="12pt"/>
    </style:style>
    <style:style style:name="T29" style:family="text">
      <style:text-properties style:font-name="Courier New" fo:font-size="12pt" officeooo:rsid="00c7bd0c" style:font-size-asian="12pt" style:font-name-complex="Courier New" style:font-size-complex="12pt"/>
    </style:style>
    <style:style style:name="T30" style:family="text">
      <style:text-properties style:font-name="Courier New" fo:font-size="12pt" officeooo:rsid="00c9ba0e" style:font-size-asian="12pt" style:font-name-complex="Courier New" style:font-size-complex="12pt"/>
    </style:style>
    <style:style style:name="T31" style:family="text">
      <style:text-properties style:font-name="Courier New" fo:font-size="12pt" officeooo:rsid="00c9debd" style:font-size-asian="12pt" style:font-name-complex="Courier New" style:font-size-complex="12pt"/>
    </style:style>
    <style:style style:name="T32" style:family="text">
      <style:text-properties style:font-name="Courier New" fo:font-size="12pt" officeooo:rsid="00cb22f4" style:font-size-asian="12pt" style:font-name-complex="Courier New" style:font-size-complex="12pt"/>
    </style:style>
    <style:style style:name="T33" style:family="text">
      <style:text-properties style:font-name="Courier New" fo:font-size="12pt" officeooo:rsid="00cced37" style:font-size-asian="12pt" style:font-name-complex="Courier New" style:font-size-complex="12pt"/>
    </style:style>
    <style:style style:name="T34" style:family="text">
      <style:text-properties style:font-name="Courier New" fo:font-size="12pt" officeooo:rsid="00cd2447" style:font-size-asian="12pt" style:font-name-complex="Courier New" style:font-size-complex="12pt"/>
    </style:style>
    <style:style style:name="T35" style:family="text">
      <style:text-properties style:font-name="Courier New" fo:font-size="12pt" officeooo:rsid="0177bebf" style:font-size-asian="12pt" style:font-name-complex="Courier New" style:font-size-complex="12pt"/>
    </style:style>
    <style:style style:name="T36" style:family="text">
      <style:text-properties style:font-name="Courier New" fo:font-size="12pt" officeooo:rsid="0178b2f2" style:font-size-asian="12pt" style:font-name-complex="Courier New" style:font-size-complex="12pt"/>
    </style:style>
    <style:style style:name="T37" style:family="text">
      <style:text-properties style:font-name="Courier New" fo:font-size="12pt" officeooo:rsid="01b58eec" style:font-size-asian="12pt" style:font-name-complex="Courier New" style:font-size-complex="12pt"/>
    </style:style>
    <style:style style:name="T38" style:family="text">
      <style:text-properties style:font-name="Courier New" fo:font-size="12pt" officeooo:rsid="01f58801" style:font-size-asian="12pt" style:font-name-complex="Courier New" style:font-size-complex="12pt"/>
    </style:style>
    <style:style style:name="T39" style:family="text">
      <style:text-properties style:font-name="Courier New" fo:font-size="12pt" officeooo:rsid="01f769b1" style:font-size-asian="12pt" style:font-name-complex="Courier New" style:font-size-complex="12pt"/>
    </style:style>
    <style:style style:name="T40" style:family="text">
      <style:text-properties style:font-name="Courier New" fo:font-size="12pt" officeooo:rsid="0285cd1f" style:font-size-asian="12pt" style:font-name-complex="Courier New" style:font-size-complex="12pt"/>
    </style:style>
    <style:style style:name="T41" style:family="text">
      <style:text-properties style:font-name="Courier New" fo:font-size="12pt" officeooo:rsid="02878cb7" style:font-size-asian="12pt" style:font-name-complex="Courier New" style:font-size-complex="12pt"/>
    </style:style>
    <style:style style:name="T42" style:family="text">
      <style:text-properties style:font-name="Courier New" fo:font-size="12pt" officeooo:rsid="02b5d6f9" style:font-size-asian="12pt" style:font-name-complex="Courier New" style:font-size-complex="12pt"/>
    </style:style>
    <style:style style:name="T43" style:family="text">
      <style:text-properties style:font-name="Courier New" fo:font-size="12pt" officeooo:rsid="02b62526" style:font-size-asian="12pt" style:font-name-complex="Courier New" style:font-size-complex="12pt"/>
    </style:style>
    <style:style style:name="T44" style:family="text">
      <style:text-properties style:font-name="Courier New" fo:font-size="12pt" officeooo:rsid="03352b68" style:font-size-asian="12pt" style:font-name-complex="Courier New" style:font-size-complex="12pt"/>
    </style:style>
    <style:style style:name="T45" style:family="text">
      <style:text-properties style:font-name="Courier New" fo:font-size="12pt" officeooo:rsid="038aa080" style:font-size-asian="12pt" style:font-name-complex="Courier New" style:font-size-complex="12pt"/>
    </style:style>
    <style:style style:name="T46" style:family="text">
      <style:text-properties style:font-name="Courier New" fo:font-size="12pt" officeooo:rsid="038c7884" style:font-size-asian="12pt" style:font-name-complex="Courier New" style:font-size-complex="12pt"/>
    </style:style>
    <style:style style:name="T47" style:family="text">
      <style:text-properties style:font-name="Courier New" fo:font-size="12pt" officeooo:rsid="03dc4112" style:font-size-asian="12pt" style:font-name-complex="Courier New" style:font-size-complex="12pt"/>
    </style:style>
    <style:style style:name="T48" style:family="text">
      <style:text-properties style:font-name="Courier New" fo:font-size="12pt" officeooo:rsid="042f1b7d" style:font-size-asian="12pt" style:font-name-complex="Courier New" style:font-size-complex="12pt"/>
    </style:style>
    <style:style style:name="T49" style:family="text">
      <style:text-properties style:font-name="Courier New" fo:font-size="12pt" officeooo:rsid="04559375" style:font-size-asian="12pt" style:font-name-complex="Courier New" style:font-size-complex="12pt"/>
    </style:style>
    <style:style style:name="T50" style:family="text">
      <style:text-properties style:font-name="Courier New" fo:font-size="12pt" officeooo:rsid="0462b7cf" style:font-size-asian="12pt" style:font-name-complex="Courier New" style:font-size-complex="12pt"/>
    </style:style>
    <style:style style:name="T51" style:family="text">
      <style:text-properties style:font-name="Courier New" fo:font-size="12pt" officeooo:rsid="046812e6" style:font-size-asian="12pt" style:font-name-complex="Courier New" style:font-size-complex="12pt"/>
    </style:style>
    <style:style style:name="T52" style:family="text">
      <style:text-properties style:font-name="Courier New" fo:font-size="12pt" officeooo:rsid="046a2321" style:font-size-asian="12pt" style:font-name-complex="Courier New" style:font-size-complex="12pt"/>
    </style:style>
    <style:style style:name="T53" style:family="text">
      <style:text-properties style:font-name="Courier New" fo:font-size="12pt" officeooo:rsid="047284b7" style:font-size-asian="12pt" style:font-name-complex="Courier New" style:font-size-complex="12pt"/>
    </style:style>
    <style:style style:name="T54" style:family="text">
      <style:text-properties style:font-name="Courier New" fo:font-size="12pt" officeooo:rsid="0472e783" style:font-size-asian="12pt" style:font-name-complex="Courier New" style:font-size-complex="12pt"/>
    </style:style>
    <style:style style:name="T55" style:family="text">
      <style:text-properties style:font-name="Courier New" fo:font-size="12pt" officeooo:rsid="04738c1d" style:font-size-asian="12pt" style:font-name-complex="Courier New" style:font-size-complex="12pt"/>
    </style:style>
    <style:style style:name="T56" style:family="text">
      <style:text-properties style:font-name="Courier New" fo:font-size="12pt" officeooo:rsid="0474d577" style:font-size-asian="12pt" style:font-name-complex="Courier New" style:font-size-complex="12pt"/>
    </style:style>
    <style:style style:name="T57" style:family="text">
      <style:text-properties style:font-name="Courier New" fo:font-size="12pt" officeooo:rsid="0475d2b0" style:font-size-asian="12pt" style:font-name-complex="Courier New" style:font-size-complex="12pt"/>
    </style:style>
    <style:style style:name="T58" style:family="text">
      <style:text-properties style:font-name="Courier New" fo:font-size="12pt" officeooo:rsid="04777e6f" style:font-size-asian="12pt" style:font-name-complex="Courier New" style:font-size-complex="12pt"/>
    </style:style>
    <style:style style:name="T59" style:family="text">
      <style:text-properties style:font-name="Courier New" fo:font-size="12pt" officeooo:rsid="0486f401" style:font-size-asian="12pt" style:font-name-complex="Courier New" style:font-size-complex="12pt"/>
    </style:style>
    <style:style style:name="T60" style:family="text">
      <style:text-properties style:font-name="Courier New" fo:font-size="12pt" officeooo:rsid="04893bfe" style:font-size-asian="12pt" style:font-name-complex="Courier New" style:font-size-complex="12pt"/>
    </style:style>
    <style:style style:name="T61" style:family="text">
      <style:text-properties style:font-name="Courier New" fo:font-size="12pt" officeooo:rsid="048b7f65" style:font-size-asian="12pt" style:font-name-complex="Courier New" style:font-size-complex="12pt"/>
    </style:style>
    <style:style style:name="T62" style:family="text">
      <style:text-properties style:font-name="Courier New" fo:font-size="12pt" officeooo:rsid="048d5eeb" style:font-size-asian="12pt" style:font-name-complex="Courier New" style:font-size-complex="12pt"/>
    </style:style>
    <style:style style:name="T63" style:family="text">
      <style:text-properties style:font-name="Courier New" fo:font-size="12pt" officeooo:rsid="048ec67a" style:font-size-asian="12pt" style:font-name-complex="Courier New" style:font-size-complex="12pt"/>
    </style:style>
    <style:style style:name="T64" style:family="text">
      <style:text-properties style:font-name="Courier New" fo:font-size="12pt" officeooo:rsid="0490bf59" style:font-size-asian="12pt" style:font-name-complex="Courier New" style:font-size-complex="12pt"/>
    </style:style>
    <style:style style:name="T65" style:family="text">
      <style:text-properties style:font-name="Courier New" fo:font-size="12pt" officeooo:rsid="0496122e" style:font-size-asian="12pt" style:font-name-complex="Courier New" style:font-size-complex="12pt"/>
    </style:style>
    <style:style style:name="T66" style:family="text">
      <style:text-properties style:font-name="Courier New" fo:font-size="12pt" officeooo:rsid="049f1ee1" style:font-size-asian="12pt" style:font-name-complex="Courier New" style:font-size-complex="12pt"/>
    </style:style>
    <style:style style:name="T67" style:family="text">
      <style:text-properties style:font-name="Courier New" fo:font-size="12pt" officeooo:rsid="04a0c471" style:font-size-asian="12pt" style:font-name-complex="Courier New" style:font-size-complex="12pt"/>
    </style:style>
    <style:style style:name="T68" style:family="text">
      <style:text-properties style:font-name="Courier New" fo:font-size="12pt" officeooo:rsid="04a3ce32" style:font-size-asian="12pt" style:font-name-complex="Courier New" style:font-size-complex="12pt"/>
    </style:style>
    <style:style style:name="T69" style:family="text">
      <style:text-properties style:font-name="Courier New" fo:font-size="12pt" officeooo:rsid="04a45d7f" style:font-size-asian="12pt" style:font-name-complex="Courier New" style:font-size-complex="12pt"/>
    </style:style>
    <style:style style:name="T70" style:family="text">
      <style:text-properties style:font-name="Courier New" fo:font-size="12pt" officeooo:rsid="04a66723" style:font-size-asian="12pt" style:font-name-complex="Courier New" style:font-size-complex="12pt"/>
    </style:style>
    <style:style style:name="T71" style:family="text">
      <style:text-properties style:font-name="Courier New" fo:font-size="12pt" officeooo:rsid="04aa32ba" style:font-size-asian="12pt" style:font-name-complex="Courier New" style:font-size-complex="12pt"/>
    </style:style>
    <style:style style:name="T72" style:family="text">
      <style:text-properties style:font-name="Courier New" fo:font-size="12pt" officeooo:rsid="04abfa38" style:font-size-asian="12pt" style:font-name-complex="Courier New" style:font-size-complex="12pt"/>
    </style:style>
    <style:style style:name="T73" style:family="text">
      <style:text-properties style:font-name="Courier New" fo:font-size="12pt" officeooo:rsid="04ac01e0" style:font-size-asian="12pt" style:font-name-complex="Courier New" style:font-size-complex="12pt"/>
    </style:style>
    <style:style style:name="T74" style:family="text">
      <style:text-properties style:font-name="Courier New" fo:font-size="12pt" officeooo:rsid="04ad5597" style:font-size-asian="12pt" style:font-name-complex="Courier New" style:font-size-complex="12pt"/>
    </style:style>
    <style:style style:name="T75" style:family="text">
      <style:text-properties style:font-name="Courier New" fo:font-size="12pt" officeooo:rsid="04aeea85" style:font-size-asian="12pt" style:font-name-complex="Courier New" style:font-size-complex="12pt"/>
    </style:style>
    <style:style style:name="T76" style:family="text">
      <style:text-properties style:font-name="Courier New" fo:font-size="12pt" officeooo:rsid="04afe9eb" style:font-size-asian="12pt" style:font-name-complex="Courier New" style:font-size-complex="12pt"/>
    </style:style>
    <style:style style:name="T77" style:family="text">
      <style:text-properties style:font-name="Courier New" fo:font-size="12pt" officeooo:rsid="04b2fd5c" style:font-size-asian="12pt" style:font-name-complex="Courier New" style:font-size-complex="12pt"/>
    </style:style>
    <style:style style:name="T78" style:family="text">
      <style:text-properties style:font-name="Courier New" fo:font-size="12pt" officeooo:rsid="04b57a73" style:font-size-asian="12pt" style:font-name-complex="Courier New" style:font-size-complex="12pt"/>
    </style:style>
    <style:style style:name="T79" style:family="text">
      <style:text-properties style:font-name="Courier New" fo:font-size="12pt" officeooo:rsid="04b6f826" style:font-size-asian="12pt" style:font-name-complex="Courier New" style:font-size-complex="12pt"/>
    </style:style>
    <style:style style:name="T80" style:family="text">
      <style:text-properties style:font-name="Courier New" fo:font-size="12pt" officeooo:rsid="04b95ea3" style:font-size-asian="12pt" style:font-name-complex="Courier New" style:font-size-complex="12pt"/>
    </style:style>
    <style:style style:name="T81" style:family="text">
      <style:text-properties style:font-name="Courier New" fo:font-size="12pt" officeooo:rsid="04bbdfcc" style:font-size-asian="12pt" style:font-name-complex="Courier New" style:font-size-complex="12pt"/>
    </style:style>
    <style:style style:name="T82" style:family="text">
      <style:text-properties style:font-name="Courier New" fo:font-size="12pt" officeooo:rsid="04bcb474" style:font-size-asian="12pt" style:font-name-complex="Courier New" style:font-size-complex="12pt"/>
    </style:style>
    <style:style style:name="T83" style:family="text">
      <style:text-properties style:font-name="Courier New" fo:font-size="12pt" officeooo:rsid="04bcfae7" style:font-size-asian="12pt" style:font-name-complex="Courier New" style:font-size-complex="12pt"/>
    </style:style>
    <style:style style:name="T84" style:family="text">
      <style:text-properties style:font-name="Courier New" fo:font-size="12pt" officeooo:rsid="04bea093" style:font-size-asian="12pt" style:font-name-complex="Courier New" style:font-size-complex="12pt"/>
    </style:style>
    <style:style style:name="T85" style:family="text">
      <style:text-properties style:font-name="Courier New" fo:font-size="12pt" officeooo:rsid="04c077e6" style:font-size-asian="12pt" style:font-name-complex="Courier New" style:font-size-complex="12pt"/>
    </style:style>
    <style:style style:name="T86" style:family="text">
      <style:text-properties style:font-name="Courier New" fo:font-size="12pt" officeooo:rsid="04c233b6" style:font-size-asian="12pt" style:font-name-complex="Courier New" style:font-size-complex="12pt"/>
    </style:style>
    <style:style style:name="T87" style:family="text">
      <style:text-properties style:font-name="Courier New" fo:font-size="12pt" officeooo:rsid="04c37550" style:font-size-asian="12pt" style:font-name-complex="Courier New" style:font-size-complex="12pt"/>
    </style:style>
    <style:style style:name="T88" style:family="text">
      <style:text-properties style:font-name="Courier New" fo:font-size="12pt" officeooo:rsid="04c69f60" style:font-size-asian="12pt" style:font-name-complex="Courier New" style:font-size-complex="12pt"/>
    </style:style>
    <style:style style:name="T89" style:family="text">
      <style:text-properties style:font-name="Courier New" fo:font-size="12pt" officeooo:rsid="04cb1229" style:font-size-asian="12pt" style:font-name-complex="Courier New" style:font-size-complex="12pt"/>
    </style:style>
    <style:style style:name="T90" style:family="text">
      <style:text-properties style:font-name="Courier New" fo:font-size="12pt" officeooo:rsid="04cf4e86" style:font-size-asian="12pt" style:font-name-complex="Courier New" style:font-size-complex="12pt"/>
    </style:style>
    <style:style style:name="T91" style:family="text">
      <style:text-properties style:font-name="Courier New" fo:font-size="12pt" officeooo:rsid="04d015dc" style:font-size-asian="12pt" style:font-name-complex="Courier New" style:font-size-complex="12pt"/>
    </style:style>
    <style:style style:name="T92" style:family="text">
      <style:text-properties style:font-name="Courier New" fo:font-size="12pt" officeooo:rsid="04d11873" style:font-size-asian="12pt" style:font-name-complex="Courier New" style:font-size-complex="12pt"/>
    </style:style>
    <style:style style:name="T93" style:family="text">
      <style:text-properties style:font-name="Courier New" fo:font-size="12pt" officeooo:rsid="04d2b7f7" style:font-size-asian="12pt" style:font-name-complex="Courier New" style:font-size-complex="12pt"/>
    </style:style>
    <style:style style:name="T94" style:family="text">
      <style:text-properties style:font-name="Courier New" fo:font-size="12pt" officeooo:rsid="04d3e5c1" style:font-size-asian="12pt" style:font-name-complex="Courier New" style:font-size-complex="12pt"/>
    </style:style>
    <style:style style:name="T95" style:family="text">
      <style:text-properties style:font-name="Courier New" fo:font-size="12pt" officeooo:rsid="04d6493e" style:font-size-asian="12pt" style:font-name-complex="Courier New" style:font-size-complex="12pt"/>
    </style:style>
    <style:style style:name="T96" style:family="text">
      <style:text-properties style:font-name="Courier New" fo:font-size="12pt" officeooo:rsid="04d87cc7" style:font-size-asian="12pt" style:font-name-complex="Courier New" style:font-size-complex="12pt"/>
    </style:style>
    <style:style style:name="T97" style:family="text">
      <style:text-properties style:font-name="Courier New" fo:font-size="12pt" officeooo:rsid="04d8efed" style:font-size-asian="12pt" style:font-name-complex="Courier New" style:font-size-complex="12pt"/>
    </style:style>
    <style:style style:name="T98" style:family="text">
      <style:text-properties style:font-name="Courier New" fo:font-size="12pt" officeooo:rsid="04d987e6" style:font-size-asian="12pt" style:font-name-complex="Courier New" style:font-size-complex="12pt"/>
    </style:style>
    <style:style style:name="T99" style:family="text">
      <style:text-properties style:font-name="Courier New" fo:font-size="12pt" officeooo:rsid="04db03fa" style:font-size-asian="12pt" style:font-name-complex="Courier New" style:font-size-complex="12pt"/>
    </style:style>
    <style:style style:name="T100" style:family="text">
      <style:text-properties style:font-name="Courier New" fo:font-size="12pt" officeooo:rsid="04db7f7e" style:font-size-asian="12pt" style:font-name-complex="Courier New" style:font-size-complex="12pt"/>
    </style:style>
    <style:style style:name="T101" style:family="text">
      <style:text-properties style:font-name="Courier New" fo:font-size="12pt" officeooo:rsid="04dbfb78" style:font-size-asian="12pt" style:font-name-complex="Courier New" style:font-size-complex="12pt"/>
    </style:style>
    <style:style style:name="T102" style:family="text">
      <style:text-properties style:font-name="Courier New" fo:font-size="12pt" officeooo:rsid="04dd3346" style:font-size-asian="12pt" style:font-name-complex="Courier New" style:font-size-complex="12pt"/>
    </style:style>
    <style:style style:name="T103" style:family="text">
      <style:text-properties style:font-name="Courier New" fo:font-size="12pt" officeooo:rsid="04df5a87" style:font-size-asian="12pt" style:font-name-complex="Courier New" style:font-size-complex="12pt"/>
    </style:style>
    <style:style style:name="T104" style:family="text">
      <style:text-properties style:font-name="Courier New" fo:font-size="12pt" officeooo:rsid="04e158fd" style:font-size-asian="12pt" style:font-name-complex="Courier New" style:font-size-complex="12pt"/>
    </style:style>
    <style:style style:name="T105" style:family="text">
      <style:text-properties style:font-name="Courier New" fo:font-size="12pt" officeooo:rsid="04e253b9" style:font-size-asian="12pt" style:font-name-complex="Courier New" style:font-size-complex="12pt"/>
    </style:style>
    <style:style style:name="T106" style:family="text">
      <style:text-properties style:font-name="Courier New" fo:font-size="12pt" officeooo:rsid="04e304e8" style:font-size-asian="12pt" style:font-name-complex="Courier New" style:font-size-complex="12pt"/>
    </style:style>
    <style:style style:name="T107" style:family="text">
      <style:text-properties style:font-name="Courier New" fo:font-size="12pt" officeooo:rsid="04c9aaf9" style:font-size-asian="12pt" style:font-name-complex="Courier New" style:font-size-complex="12pt"/>
    </style:style>
    <style:style style:name="T108" style:family="text">
      <style:text-properties style:font-name="Courier New" fo:font-size="12pt" officeooo:rsid="04e4e382" style:font-size-asian="12pt" style:font-name-complex="Courier New" style:font-size-complex="12pt"/>
    </style:style>
    <style:style style:name="T109" style:family="text">
      <style:text-properties style:font-name="Courier New" fo:font-size="12pt" officeooo:rsid="04e6a22c" style:font-size-asian="12pt" style:font-name-complex="Courier New" style:font-size-complex="12pt"/>
    </style:style>
    <style:style style:name="T110" style:family="text">
      <style:text-properties style:font-name="Courier New" fo:font-size="12pt" officeooo:rsid="04e79dc0" style:font-size-asian="12pt" style:font-name-complex="Courier New" style:font-size-complex="12pt"/>
    </style:style>
    <style:style style:name="T111" style:family="text">
      <style:text-properties style:font-name="Courier New" fo:font-size="12pt" officeooo:rsid="04eb3b65" style:font-size-asian="12pt" style:font-name-complex="Courier New" style:font-size-complex="12pt"/>
    </style:style>
    <style:style style:name="T112" style:family="text">
      <style:text-properties style:font-name="Courier New" fo:font-size="12pt" officeooo:rsid="04ec0a91" style:font-size-asian="12pt" style:font-name-complex="Courier New" style:font-size-complex="12pt"/>
    </style:style>
    <style:style style:name="T113" style:family="text">
      <style:text-properties style:font-name="Courier New" fo:font-size="12pt" officeooo:rsid="04ec5ca6" style:font-size-asian="12pt" style:font-name-complex="Courier New" style:font-size-complex="12pt"/>
    </style:style>
    <style:style style:name="T114" style:family="text">
      <style:text-properties style:font-name="Courier New" fo:font-size="12pt" officeooo:rsid="04eca8a0" style:font-size-asian="12pt" style:font-name-complex="Courier New" style:font-size-complex="12pt"/>
    </style:style>
    <style:style style:name="T115" style:family="text">
      <style:text-properties style:font-name="Courier New" fo:font-size="12pt" officeooo:rsid="04ecc5ec" style:font-size-asian="12pt" style:font-name-complex="Courier New" style:font-size-complex="12pt"/>
    </style:style>
    <style:style style:name="T116" style:family="text">
      <style:text-properties style:font-name="Courier New" fo:font-size="12pt" officeooo:rsid="04ee9fe6" style:font-size-asian="12pt" style:font-name-complex="Courier New" style:font-size-complex="12pt"/>
    </style:style>
    <style:style style:name="T117" style:family="text">
      <style:text-properties style:font-name="Courier New" fo:font-size="12pt" officeooo:rsid="04eee9ed" style:font-size-asian="12pt" style:font-name-complex="Courier New" style:font-size-complex="12pt"/>
    </style:style>
    <style:style style:name="T118" style:family="text">
      <style:text-properties style:font-name="Courier New" fo:font-size="12pt" officeooo:rsid="04f010a4" style:font-size-asian="12pt" style:font-name-complex="Courier New" style:font-size-complex="12pt"/>
    </style:style>
    <style:style style:name="T119" style:family="text">
      <style:text-properties style:font-name="Courier New" fo:font-size="12pt" officeooo:rsid="04f11329" style:font-size-asian="12pt" style:font-name-complex="Courier New" style:font-size-complex="12pt"/>
    </style:style>
    <style:style style:name="T120" style:family="text">
      <style:text-properties style:font-name="Courier New" fo:font-size="12pt" officeooo:rsid="04f42389" style:font-size-asian="12pt" style:font-name-complex="Courier New" style:font-size-complex="12pt"/>
    </style:style>
    <style:style style:name="T121" style:family="text">
      <style:text-properties style:font-name="Courier New" fo:font-size="12pt" officeooo:rsid="04f60bf0" style:font-size-asian="12pt" style:font-name-complex="Courier New" style:font-size-complex="12pt"/>
    </style:style>
    <style:style style:name="T122" style:family="text">
      <style:text-properties style:font-name="Courier New" fo:font-size="12pt" officeooo:rsid="04f76da8" style:font-size-asian="12pt" style:font-name-complex="Courier New" style:font-size-complex="12pt"/>
    </style:style>
    <style:style style:name="T123" style:family="text">
      <style:text-properties style:font-name="Courier New" fo:font-size="12pt" officeooo:rsid="04f924ae" style:font-size-asian="12pt" style:font-name-complex="Courier New" style:font-size-complex="12pt"/>
    </style:style>
    <style:style style:name="T124" style:family="text">
      <style:text-properties style:font-name="Courier New" fo:font-size="12pt" officeooo:rsid="04fa8b59" style:font-size-asian="12pt" style:font-name-complex="Courier New" style:font-size-complex="12pt"/>
    </style:style>
    <style:style style:name="T125" style:family="text">
      <style:text-properties style:font-name="Courier New" fo:font-size="12pt" officeooo:rsid="04fcda67" style:font-size-asian="12pt" style:font-name-complex="Courier New" style:font-size-complex="12pt"/>
    </style:style>
    <style:style style:name="T126" style:family="text">
      <style:text-properties style:font-name="Courier New" fo:font-size="12pt" officeooo:rsid="04fd7812" style:font-size-asian="12pt" style:font-name-complex="Courier New" style:font-size-complex="12pt"/>
    </style:style>
    <style:style style:name="T127" style:family="text">
      <style:text-properties style:font-name="Courier New" fo:font-size="12pt" officeooo:rsid="04fe2007" style:font-size-asian="12pt" style:font-name-complex="Courier New" style:font-size-complex="12pt"/>
    </style:style>
    <style:style style:name="T128" style:family="text">
      <style:text-properties style:font-name="Courier New" fo:font-size="12pt" officeooo:rsid="05058a49" style:font-size-asian="12pt" style:font-name-complex="Courier New" style:font-size-complex="12pt"/>
    </style:style>
    <style:style style:name="T129" style:family="text">
      <style:text-properties style:font-name="Courier New" fo:font-size="12pt" officeooo:rsid="0506d025" style:font-size-asian="12pt" style:font-name-complex="Courier New" style:font-size-complex="12pt"/>
    </style:style>
    <style:style style:name="T130" style:family="text">
      <style:text-properties style:font-name="Courier New" fo:font-size="12pt" officeooo:rsid="05072b0b" style:font-size-asian="12pt" style:font-name-complex="Courier New" style:font-size-complex="12pt"/>
    </style:style>
    <style:style style:name="T131" style:family="text">
      <style:text-properties style:font-name="Courier New" fo:font-size="12pt" officeooo:rsid="0508a216" style:font-size-asian="12pt" style:font-name-complex="Courier New" style:font-size-complex="12pt"/>
    </style:style>
    <style:style style:name="T132" style:family="text">
      <style:text-properties style:font-name="Courier New" fo:font-size="12pt" officeooo:rsid="050d937d" style:font-size-asian="12pt" style:font-name-complex="Courier New" style:font-size-complex="12pt"/>
    </style:style>
    <style:style style:name="T133" style:family="text">
      <style:text-properties style:font-name="Courier New" fo:font-size="12pt" officeooo:rsid="050f33e6" style:font-size-asian="12pt" style:font-name-complex="Courier New" style:font-size-complex="12pt"/>
    </style:style>
    <style:style style:name="T134" style:family="text">
      <style:text-properties style:font-name="Courier New" fo:font-size="12pt" officeooo:rsid="0510a19a" style:font-size-asian="12pt" style:font-name-complex="Courier New" style:font-size-complex="12pt"/>
    </style:style>
    <style:style style:name="T135" style:family="text">
      <style:text-properties style:font-name="Courier New" fo:font-size="12pt" officeooo:rsid="05141050" style:font-size-asian="12pt" style:font-name-complex="Courier New" style:font-size-complex="12pt"/>
    </style:style>
    <style:style style:name="T136" style:family="text">
      <style:text-properties style:font-name="Courier New" fo:font-size="12pt" officeooo:rsid="05155b73" style:font-size-asian="12pt" style:font-name-complex="Courier New" style:font-size-complex="12pt"/>
    </style:style>
    <style:style style:name="T137" style:family="text">
      <style:text-properties style:font-name="Courier New" fo:font-size="12pt" officeooo:rsid="051582b0" style:font-size-asian="12pt" style:font-name-complex="Courier New" style:font-size-complex="12pt"/>
    </style:style>
    <style:style style:name="T138" style:family="text">
      <style:text-properties style:font-name-asian="Courier New"/>
    </style:style>
    <style:style style:name="T139" style:family="text">
      <style:text-properties officeooo:rsid="04559375" style:font-name-asian="Courier New"/>
    </style:style>
    <style:style style:name="T140" style:family="text">
      <style:text-properties officeooo:rsid="0031a1b0"/>
    </style:style>
    <style:style style:name="T141" style:family="text">
      <style:text-properties officeooo:rsid="0032479d"/>
    </style:style>
    <style:style style:name="T142" style:family="text">
      <style:text-properties officeooo:rsid="003b5934"/>
    </style:style>
    <style:style style:name="T143" style:family="text">
      <style:text-properties officeooo:rsid="00aa76a7"/>
    </style:style>
    <style:style style:name="T144" style:family="text">
      <style:text-properties officeooo:rsid="00b5bdd3"/>
    </style:style>
    <style:style style:name="T145" style:family="text">
      <style:text-properties officeooo:rsid="00b608dc"/>
    </style:style>
    <style:style style:name="T146" style:family="text">
      <style:text-properties officeooo:rsid="00bafe11"/>
    </style:style>
    <style:style style:name="T147" style:family="text">
      <style:text-properties officeooo:rsid="00beb069"/>
    </style:style>
    <style:style style:name="T148" style:family="text">
      <style:text-properties officeooo:rsid="00c0ce30"/>
    </style:style>
    <style:style style:name="T149" style:family="text">
      <style:text-properties officeooo:rsid="00c55f29"/>
    </style:style>
    <style:style style:name="T150" style:family="text">
      <style:text-properties officeooo:rsid="00c605bd"/>
    </style:style>
    <style:style style:name="T151" style:family="text">
      <style:text-properties officeooo:rsid="00c9ba0e"/>
    </style:style>
    <style:style style:name="T152" style:family="text">
      <style:text-properties officeooo:rsid="0176e6f3"/>
    </style:style>
    <style:style style:name="T153" style:family="text">
      <style:text-properties officeooo:rsid="0177bebf"/>
    </style:style>
    <style:style style:name="T154" style:family="text">
      <style:text-properties officeooo:rsid="01934724"/>
    </style:style>
    <style:style style:name="T155" style:family="text">
      <style:text-properties officeooo:rsid="01b32ee2"/>
    </style:style>
    <style:style style:name="T156" style:family="text">
      <style:text-properties officeooo:rsid="01b36120"/>
    </style:style>
    <style:style style:name="T157" style:family="text">
      <style:text-properties officeooo:rsid="01b55656"/>
    </style:style>
    <style:style style:name="T158" style:family="text">
      <style:text-properties officeooo:rsid="01c9d256"/>
    </style:style>
    <style:style style:name="T159" style:family="text">
      <style:text-properties officeooo:rsid="01f4e1a6"/>
    </style:style>
    <style:style style:name="T160" style:family="text">
      <style:text-properties officeooo:rsid="01f58801"/>
    </style:style>
    <style:style style:name="T161" style:family="text">
      <style:text-properties officeooo:rsid="02861325"/>
    </style:style>
    <style:style style:name="T162" style:family="text">
      <style:text-properties officeooo:rsid="02b82171"/>
    </style:style>
    <style:style style:name="T163" style:family="text">
      <style:text-properties officeooo:rsid="038c7884"/>
    </style:style>
    <style:style style:name="T164" style:family="text">
      <style:text-properties officeooo:rsid="042cd1e0"/>
    </style:style>
    <style:style style:name="T165" style:family="text">
      <style:text-properties officeooo:rsid="042ec5d2"/>
    </style:style>
    <style:style style:name="T166" style:family="text">
      <style:text-properties officeooo:rsid="042fcf21"/>
    </style:style>
    <style:style style:name="T167" style:family="text">
      <style:text-properties officeooo:rsid="044c650a"/>
    </style:style>
    <style:style style:name="T168" style:family="text">
      <style:text-properties officeooo:rsid="04559375"/>
    </style:style>
    <style:style style:name="T169" style:family="text">
      <style:text-properties officeooo:rsid="045759f0"/>
    </style:style>
    <style:style style:name="T170" style:family="text">
      <style:text-properties officeooo:rsid="0462b7cf"/>
    </style:style>
    <style:style style:name="T171" style:family="text">
      <style:text-properties officeooo:rsid="04649c06"/>
    </style:style>
    <style:style style:name="T172" style:family="text">
      <style:text-properties officeooo:rsid="0468d17a"/>
    </style:style>
    <style:style style:name="T173" style:family="text">
      <style:text-properties officeooo:rsid="046a2321"/>
    </style:style>
    <style:style style:name="T174" style:family="text">
      <style:text-properties officeooo:rsid="046c42b0"/>
    </style:style>
    <style:style style:name="T175" style:family="text">
      <style:text-properties officeooo:rsid="046ddf47"/>
    </style:style>
    <style:style style:name="T176" style:family="text">
      <style:text-properties officeooo:rsid="0472e783"/>
    </style:style>
    <style:style style:name="T177" style:family="text">
      <style:text-properties officeooo:rsid="04777e6f"/>
    </style:style>
    <style:style style:name="T178" style:family="text">
      <style:text-properties officeooo:rsid="04781130"/>
    </style:style>
    <style:style style:name="T179" style:family="text">
      <style:text-properties officeooo:rsid="04789cf9"/>
    </style:style>
    <style:style style:name="T180" style:family="text">
      <style:text-properties officeooo:rsid="048589c4"/>
    </style:style>
    <style:style style:name="T181" style:family="text">
      <style:text-properties officeooo:rsid="0488500b"/>
    </style:style>
    <style:style style:name="T182" style:family="text">
      <style:text-properties fo:font-size="12pt" style:font-size-asian="12pt"/>
    </style:style>
    <style:style style:name="T183" style:family="text">
      <style:text-properties fo:font-size="12pt" officeooo:rsid="0486f401" style:font-size-asian="12pt"/>
    </style:style>
    <style:style style:name="T184" style:family="text">
      <style:text-properties fo:font-size="12pt" officeooo:rsid="048d5eeb" style:font-size-asian="12pt"/>
    </style:style>
    <style:style style:name="T185" style:family="text">
      <style:text-properties fo:font-size="12pt" officeooo:rsid="04712e2e" style:font-size-asian="12pt"/>
    </style:style>
    <style:style style:name="T186" style:family="text">
      <style:text-properties fo:font-size="12pt" officeooo:rsid="017614c9" style:font-size-asian="12pt"/>
    </style:style>
    <style:style style:name="T187" style:family="text">
      <style:text-properties fo:font-size="12pt" officeooo:rsid="00a89125" style:font-size-asian="12pt"/>
    </style:style>
    <style:style style:name="T188" style:family="text">
      <style:text-properties fo:font-size="12pt" officeooo:rsid="04922ec6" style:font-size-asian="12pt"/>
    </style:style>
    <style:style style:name="T189" style:family="text">
      <style:text-properties fo:font-size="12pt" officeooo:rsid="04a6f17b" style:font-size-asian="12pt"/>
    </style:style>
    <style:style style:name="T190" style:family="text">
      <style:text-properties fo:font-size="12pt" officeooo:rsid="04a7ec0f" style:font-size-asian="12pt"/>
    </style:style>
    <style:style style:name="T191" style:family="text">
      <style:text-properties fo:font-size="12pt" officeooo:rsid="04a8f032" style:font-size-asian="12pt"/>
    </style:style>
    <style:style style:name="T192" style:family="text">
      <style:text-properties fo:font-size="12pt" officeooo:rsid="04afe9eb" style:font-size-asian="12pt"/>
    </style:style>
    <style:style style:name="T193" style:family="text">
      <style:text-properties fo:font-size="12pt" officeooo:rsid="03d6474a" style:font-size-asian="12pt"/>
    </style:style>
    <style:style style:name="T194" style:family="text">
      <style:text-properties fo:font-size="12pt" officeooo:rsid="04585528" style:font-size-asian="12pt"/>
    </style:style>
    <style:style style:name="T195" style:family="text">
      <style:text-properties fo:font-size="12pt" officeooo:rsid="04b16df2" style:font-size-asian="12pt"/>
    </style:style>
    <style:style style:name="T196" style:family="text">
      <style:text-properties fo:font-size="12pt" officeooo:rsid="04b2fd5c" style:font-size-asian="12pt"/>
    </style:style>
    <style:style style:name="T197" style:family="text">
      <style:text-properties fo:font-size="12pt" officeooo:rsid="00c454a6" style:font-size-asian="12pt"/>
    </style:style>
    <style:style style:name="T198" style:family="text">
      <style:text-properties fo:font-size="12pt" officeooo:rsid="04c077e6" style:font-size-asian="12pt"/>
    </style:style>
    <style:style style:name="T199" style:family="text">
      <style:text-properties fo:font-size="12pt" officeooo:rsid="04ee9fe6" style:font-size-asian="12pt"/>
    </style:style>
    <style:style style:name="T200" style:family="text">
      <style:text-properties fo:font-size="12pt" officeooo:rsid="050233cc" style:font-size-asian="12pt"/>
    </style:style>
    <style:style style:name="T201" style:family="text">
      <style:text-properties fo:font-size="12pt" officeooo:rsid="05038bbe" style:font-size-asian="12pt"/>
    </style:style>
    <style:style style:name="T202" style:family="text">
      <style:text-properties fo:font-size="12pt" officeooo:rsid="00bc216e" style:font-size-asian="12pt"/>
    </style:style>
    <style:style style:name="T203" style:family="text">
      <style:text-properties fo:font-size="12pt" officeooo:rsid="0506d025" style:font-size-asian="12pt"/>
    </style:style>
    <style:style style:name="T204" style:family="text">
      <style:text-properties fo:font-size="12pt" officeooo:rsid="049468aa" style:font-size-asian="12pt"/>
    </style:style>
    <style:style style:name="T205" style:family="text">
      <style:text-properties fo:font-size="12pt" officeooo:rsid="05093168" style:font-size-asian="12pt"/>
    </style:style>
    <style:style style:name="T206" style:family="text">
      <style:text-properties fo:font-size="12pt" officeooo:rsid="050ae343" style:font-size-asian="12pt"/>
    </style:style>
    <style:style style:name="T207" style:family="text">
      <style:text-properties fo:font-size="12pt" officeooo:rsid="0508a216" style:font-size-asian="12pt"/>
    </style:style>
    <style:style style:name="T208" style:family="text">
      <style:text-properties fo:font-size="12pt" officeooo:rsid="04aa32ba" style:font-size-asian="12pt"/>
    </style:style>
    <style:style style:name="T209" style:family="text">
      <style:text-properties fo:font-size="12pt" officeooo:rsid="01b36120" style:font-size-asian="12pt"/>
    </style:style>
    <style:style style:name="T210" style:family="text">
      <style:text-properties fo:font-size="12pt" officeooo:rsid="045c99cf" style:font-size-asian="12pt"/>
    </style:style>
    <style:style style:name="T211" style:family="text">
      <style:text-properties fo:font-size="12pt" officeooo:rsid="038a1af3" style:font-size-asian="12pt"/>
    </style:style>
    <style:style style:name="T212" style:family="text">
      <style:text-properties fo:font-size="12pt" officeooo:rsid="050f33e6" style:font-size-asian="12pt"/>
    </style:style>
    <style:style style:name="T213" style:family="text">
      <style:text-properties fo:font-size="12pt" officeooo:rsid="051178c5" style:font-size-asian="12pt"/>
    </style:style>
    <style:style style:name="T214" style:family="text">
      <style:text-properties fo:font-size="12pt" officeooo:rsid="0176e6f3" style:font-size-asian="12pt"/>
    </style:style>
    <style:style style:name="T215" style:family="text">
      <style:text-properties fo:font-size="12pt" officeooo:rsid="028774af" style:font-size-asian="12pt"/>
    </style:style>
    <style:style style:name="T216" style:family="text">
      <style:text-properties fo:font-size="12pt" officeooo:rsid="05137540" style:font-size-asian="12pt"/>
    </style:style>
    <style:style style:name="T217" style:family="text">
      <style:text-properties officeooo:rsid="048b7f65"/>
    </style:style>
    <style:style style:name="T218" style:family="text">
      <style:text-properties officeooo:rsid="048ec67a"/>
    </style:style>
    <style:style style:name="T219" style:family="text">
      <style:text-properties officeooo:rsid="0490bf59"/>
    </style:style>
    <style:style style:name="T220" style:family="text">
      <style:text-properties officeooo:rsid="04922ec6"/>
    </style:style>
    <style:style style:name="T221" style:family="text">
      <style:text-properties officeooo:rsid="049468aa"/>
    </style:style>
    <style:style style:name="T222" style:family="text">
      <style:text-properties officeooo:rsid="04a45d7f"/>
    </style:style>
    <style:style style:name="T223" style:family="text">
      <style:text-properties officeooo:rsid="04a6c13a"/>
    </style:style>
    <style:style style:name="T224" style:family="text">
      <style:text-properties officeooo:rsid="04a6f17b"/>
    </style:style>
    <style:style style:name="T225" style:family="text">
      <style:text-properties officeooo:rsid="04a8f032"/>
    </style:style>
    <style:style style:name="T226" style:family="text">
      <style:text-properties officeooo:rsid="04aa32ba"/>
    </style:style>
    <style:style style:name="T227" style:family="text">
      <style:text-properties officeooo:rsid="04abfa38"/>
    </style:style>
    <style:style style:name="T228" style:family="text">
      <style:text-properties officeooo:rsid="04ac01e0"/>
    </style:style>
    <style:style style:name="T229" style:family="text">
      <style:text-properties officeooo:rsid="04afe9eb"/>
    </style:style>
    <style:style style:name="T230" style:family="text">
      <style:text-properties officeooo:rsid="04b16df2"/>
    </style:style>
    <style:style style:name="T231" style:family="text">
      <style:text-properties officeooo:rsid="04b2fd5c"/>
    </style:style>
    <style:style style:name="T232" style:family="text">
      <style:text-properties officeooo:rsid="04b34a38"/>
    </style:style>
    <style:style style:name="T233" style:family="text">
      <style:text-properties officeooo:rsid="04b57a73"/>
    </style:style>
    <style:style style:name="T234" style:family="text">
      <style:text-properties officeooo:rsid="04b5d80e"/>
    </style:style>
    <style:style style:name="T235" style:family="text">
      <style:text-properties officeooo:rsid="04b95ea3"/>
    </style:style>
    <style:style style:name="T236" style:family="text">
      <style:text-properties officeooo:rsid="04bfd62f"/>
    </style:style>
    <style:style style:name="T237" style:family="text">
      <style:text-properties officeooo:rsid="04c077e6"/>
    </style:style>
    <style:style style:name="T238" style:family="text">
      <style:text-properties officeooo:rsid="04c233b6"/>
    </style:style>
    <style:style style:name="T239" style:family="text">
      <style:text-properties officeooo:rsid="04c37550"/>
    </style:style>
    <style:style style:name="T240" style:family="text">
      <style:text-properties officeooo:rsid="04c69f60"/>
    </style:style>
    <style:style style:name="T241" style:family="text">
      <style:text-properties officeooo:rsid="04c9aaf9"/>
    </style:style>
    <style:style style:name="T242" style:family="text">
      <style:text-properties officeooo:rsid="04cb1229"/>
    </style:style>
    <style:style style:name="T243" style:family="text">
      <style:text-properties officeooo:rsid="04cf4e86"/>
    </style:style>
    <style:style style:name="T244" style:family="text">
      <style:text-properties officeooo:rsid="04d80231"/>
    </style:style>
    <style:style style:name="T245" style:family="text">
      <style:text-properties officeooo:rsid="04dbfb78"/>
    </style:style>
    <style:style style:name="T246" style:family="text">
      <style:text-properties officeooo:rsid="04df5a87"/>
    </style:style>
    <style:style style:name="T247" style:family="text">
      <style:text-properties officeooo:rsid="04eca8a0"/>
    </style:style>
    <style:style style:name="T248" style:family="text">
      <style:text-properties officeooo:rsid="04ee9fe6"/>
    </style:style>
    <style:style style:name="T249" style:family="text">
      <style:text-properties officeooo:rsid="04f010a4"/>
    </style:style>
    <style:style style:name="T250" style:family="text">
      <style:text-properties officeooo:rsid="04f12ba6"/>
    </style:style>
    <style:style style:name="T251" style:family="text">
      <style:text-properties officeooo:rsid="04fcda67"/>
    </style:style>
    <style:style style:name="T252" style:family="text">
      <style:text-properties officeooo:rsid="0506d025"/>
    </style:style>
    <style:style style:name="T253" style:family="text">
      <style:text-properties officeooo:rsid="0508a216"/>
    </style:style>
    <style:style style:name="T254" style:family="text">
      <style:text-properties officeooo:rsid="050c41c3"/>
    </style:style>
    <style:style style:name="T255" style:family="text">
      <style:text-properties officeooo:rsid="050d937d"/>
    </style:style>
    <style:style style:name="T256" style:family="text">
      <style:text-properties officeooo:rsid="050f3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3" text:outline-level="2"><text:span text:style-name="T5">Mar 24: Lisa, Jeff, Dan, </text:span><text:span text:style-name="T6">Adam,</text:span><text:span text:style-name="T5"> Kelly, Becky, Michelles, Mr </text:span><text:span text:style-name="T7">OBrien</text:span><text:span text:style-name="T5">, <text:s/></text:span><text:span text:style-name="T6">Marnie</text:span></text:h>
      <text:h text:style-name="P244" text:outline-level="3"><text:span text:style-name="T12">4a. </text:span><text:span text:style-name="T8">EXT. COURTYARD </text:span><text:span text:style-name="T9">MEDIUM </text:span><text:span text:style-name="T10">LONG</text:span><text:span text:style-name="T9"> SHOT</text:span></text:h>
      <text:p text:style-name="P44"><text:span text:style-name="T16">Lisa and </text:span><text:span text:style-name="T80">friends</text:span><text:span text:style-name="T16"> sit on the grass, </text:span><text:span text:style-name="T81">very intently </text:span><text:span text:style-name="T16">doing </text:span><text:span text:style-name="T21">geometry</text:span><text:span text:style-name="T16"> homework. </text:span><text:span text:style-name="T84">Marnie and Kelly are on each side of Lisa.</text:span><text:span text:style-name="T16"> </text:span><text:span text:style-name="T21">A thermos is next to Lisa. Lisa wears </text:span><text:span text:style-name="T44">80s green eyeshadow,</text:span><text:span text:style-name="T21"> her </text:span><text:span text:style-name="T96">white uniform shirt,</text:span><text:span text:style-name="T21"> and </text:span><text:span text:style-name="T36">a pair of </text:span><text:span text:style-name="T46">red,</text:span><text:span text:style-name="T36"> </text:span><text:span text:style-name="T21">yellow, and </text:span><text:span text:style-name="T46">blue</text:span><text:span text:style-name="T21"> shorts. </text:span><text:span text:style-name="T100">Drinking fountain in the background on the right.</text:span></text:p>
      <text:h text:style-name="P214" text:outline-level="3">5a. MEDIUM CLOSE SHOT LISA, MARNIE, KELLY</text:h>
      <text:p text:style-name="P111">LISA</text:p>
      <text:p text:style-name="P149"><text:span text:style-name="T173">Angle Side Side isn't a valid proof</text:span>. <text:span text:style-name="T144">It's close, but it could differ by 90 degrees.</text:span></text:p>
      <text:p text:style-name="P96">MA<text:span text:style-name="T171">RNIE</text:span></text:p>
      <text:p text:style-name="P149">You’re the only one who knows how to do these pro<text:span text:style-name="T144">of</text:span>s.</text:p>
      <text:h text:style-name="P222" text:outline-level="3">4b. MEDIUM LONG SHOT </text:h>
      <text:p text:style-name="P66"><text:span text:style-name="T21">In the background, </text:span><text:span text:style-name="T81">The Michelles</text:span><text:span text:style-name="T21"> run past screaming,</text:span><text:span text:style-name="T86"> left </text:span><text:span text:style-name="T100">to right</text:span><text:span text:style-name="T97">(</text:span><text:span text:style-name="T100">sou</text:span><text:span text:style-name="T97">th)</text:span><text:span text:style-name="T16">. </text:span><text:span text:style-name="T81">All Lisa’s friends turn around to see. </text:span></text:p>
      <text:p text:style-name="P28">Lisa keeps staring at her geometry notebook.</text:p>
      <text:h text:style-name="P215" text:outline-level="3">5b. MEDIUM CLOSE SHOT LISA, KELLY &amp; MARNIE</text:h>
      <text:p text:style-name="P67"><text:span text:style-name="T82">Marnie </text:span><text:span text:style-name="T98">and Kelly</text:span><text:span text:style-name="T82"> keep watching the Michelles. </text:span><text:span text:style-name="T98">They look at each other an</text:span><text:span text:style-name="T82">d laugh quietly </text:span><text:span text:style-name="T99">and resume homework</text:span><text:span text:style-name="T81">.</text:span></text:p>
      <text:p text:style-name="P112">LISA</text:p>
      <text:p text:style-name="P168">I might be able to use that resulting triangle to invent a new corollary. </text:p>
      <text:h text:style-name="P223" text:outline-level="3">4c. MEDIUM LONG SHOT </text:h>
      <text:p text:style-name="P68"><text:span text:style-name="T99">Jeff, Dan, Adam</text:span><text:span text:style-name="T16"> </text:span><text:span text:style-name="T83">run across the background </text:span><text:span text:style-name="T86">left </text:span><text:span text:style-name="T100">to right</text:span><text:span text:style-name="T81">.</text:span><text:span text:style-name="T16"> </text:span><text:span text:style-name="T83">They squirt</text:span><text:span text:style-name="T81"> water gun</text:span><text:span text:style-name="T16">s </text:span><text:span text:style-name="T84">and yell</text:span><text:span text:style-name="T16">. </text:span><text:span text:style-name="T84">Jeff’s gun is a special large gun.</text:span></text:p>
      <text:p text:style-name="P113">J<text:span text:style-name="T166">EFF, DAN, ADAM</text:span></text:p>
      <text:p text:style-name="P143"><text:span text:style-name="T19">Hugh hugh</text:span><text:span text:style-name="T16">!</text:span></text:p>
      <text:h text:style-name="P216" text:outline-level="3">5c. MEDIUM CLOSE SHOT LISA, KELLY &amp; MARNIE</text:h>
      <text:p text:style-name="P69"><text:span text:style-name="T82">Marnie </text:span><text:span text:style-name="T99">&amp; Kelly</text:span><text:span text:style-name="T82"> </text:span><text:span text:style-name="T84">turn </text:span><text:span text:style-name="T132">to</text:span><text:span text:style-name="T82"> watch the </text:span><text:span text:style-name="T84">Bufones, amused</text:span><text:span text:style-name="T81">.</text:span></text:p>
      <text:p text:style-name="P113">LISA</text:p>
      <text:p text:style-name="P169">I know what I’ll do for my geometry project: </text:p>
      <text:h text:style-name="P224" text:outline-level="3"><text:soft-page-break/>4d. MEDIUM LONG SHOT </text:h>
      <text:p text:style-name="P70"><text:span text:style-name="T16">The Bufones </text:span><text:span text:style-name="T99">chase the Screaming Michelles</text:span><text:span text:style-name="T16"> across the screen </text:span><text:span text:style-name="T86">right </text:span><text:span text:style-name="T100">to left </text:span><text:span text:style-name="T99">(</text:span><text:span text:style-name="T100">nor</text:span><text:span text:style-name="T99">th) yelling</text:span><text:span text:style-name="T16">.</text:span></text:p>
      <text:p text:style-name="P29">Every time they run through, other cheerleaders &amp; extras, who are sitting on the sidewalk, shoot water guns at the Screaming Michelles.</text:p>
      <text:p text:style-name="P118">J<text:span text:style-name="T166">EFF, DAN, ADAM </text:span></text:p>
      <text:p text:style-name="P144"><text:span text:style-name="T99">Mando</text:span><text:span text:style-name="T16">!</text:span></text:p>
      <text:p text:style-name="P71"><text:span text:style-name="T16">All Lisa’s friends turn away from Lisa to watch what’s going on in the background. They laugh with each other, point </text:span><text:span text:style-name="T86">to the </text:span><text:span text:style-name="T100">lef</text:span><text:span text:style-name="T86">t/</text:span><text:span text:style-name="T101">north</text:span><text:span text:style-name="T86"> </text:span><text:span text:style-name="T16">at someone coming from offscreen. </text:span></text:p>
      <text:p text:style-name="P115">LISA</text:p>
      <text:p text:style-name="P170">I’ll write a paper on what conditions my new corollary can be used under. </text:p>
      <text:p text:style-name="P76"><text:span text:style-name="T100">The Bufones </text:span><text:span text:style-name="T101">walk onscreen</text:span><text:span text:style-name="T100"> left to right. </text:span><text:span text:style-name="T101">Adam looks </text:span><text:span text:style-name="T102">left (</text:span><text:span text:style-name="T101">north</text:span><text:span text:style-name="T102">)</text:span><text:span text:style-name="T101">, points and runs south. </text:span></text:p>
      <text:p text:style-name="P86"><text:span text:style-name="T101">W</text:span><text:span text:style-name="T16">e should note where Jeff is standing here for Shot 6.</text:span></text:p>
      <text:h text:style-name="P245" text:outline-level="3"><text:span text:style-name="T13">6. </text:span><text:span text:style-name="T11">MEDIUM SHOT </text:span></text:h>
      <text:p text:style-name="P20">Jeff turns <text:span text:style-name="T246">north and looks</text:span> <text:span text:style-name="T239">startled</text:span>.</text:p>
      <text:h text:style-name="P230" text:outline-level="3">7. MEDIUM SHOT </text:h>
      <text:p text:style-name="P72"><text:span text:style-name="T87">Becky</text:span><text:span text:style-name="T84"> shoots </text:span><text:span text:style-name="T103">huge water gun</text:span><text:span text:style-name="T84"> </text:span><text:span text:style-name="T87">toward</text:span><text:span text:style-name="T84"> </text:span><text:span text:style-name="T87">Jeff </text:span><text:span text:style-name="T103">(south)</text:span><text:span text:style-name="T16">. </text:span></text:p>
      <text:h text:style-name="P225" text:outline-level="3">4e. MEDIUM LONG SHOT </text:h>
      <text:p text:style-name="P77"><text:span text:style-name="T101">Jeff and Dan </text:span><text:span text:style-name="T103">are looking at</text:span><text:span text:style-name="T101"> Becky running </text:span><text:span text:style-name="T103">toward them</text:span><text:span text:style-name="T101"> (south). Jeff &amp; Dan run away </text:span><text:span text:style-name="T103">from her </text:span><text:span text:style-name="T101">(south). </text:span><text:span text:style-name="T104">The Michelles run through screaming left to right (south) </text:span><text:span text:style-name="T105">with water balloons </text:span><text:span text:style-name="T106">chasing the Bufones</text:span><text:span text:style-name="T104">. </text:span><text:span text:style-name="T105">They throw the balloons at random objects.</text:span></text:p>
      <text:p text:style-name="P114"><text:span text:style-name="T245">JEFF, </text:span>DAN</text:p>
      <text:p text:style-name="P145"><text:span text:style-name="T84">Shawn Berry</text:span><text:span text:style-name="T16">!</text:span></text:p>
      <text:p text:style-name="P87"><text:span text:style-name="T129">Note approximately where Becky is for Shot 8</text:span><text:span text:style-name="T105">.</text:span></text:p>
      <text:h text:style-name="P217" text:outline-level="3">5d. MEDIUM CLOSE SHOT – LISA, KELLY, MARNIE</text:h>
      <text:p text:style-name="P21">Kelly<text:span text:style-name="T163"> gets up. Lisa scribbles in her notebook. Marnie watches Kelly.</text:span></text:p>
      <text:h text:style-name="P231" text:outline-level="3"><text:soft-page-break/>8. MEDIUM SHOT BECKY </text:h>
      <text:p text:style-name="P31">Kelly comes up to Becky. She hands Kelly a small water gun. Kelly runs to the right (south) toward the boys.</text:p>
      <text:h text:style-name="P236" text:outline-level="3"><text:span text:style-name="T251">4f. MEDIUM </text:span>LONG SHOT</text:h>
      <text:p text:style-name="P30">Kelly as she runs to the right shooting toward the Bufones. Dan and Adam are at the drinking fountain filling their guns. The Michelles run right to left throwing balloons. </text:p>
      <text:p text:style-name="P32">Lisa’s still looking at her books while her friends are watching the water fight.</text:p>
      <text:h text:style-name="P232" text:outline-level="3">9a. MEDIUM SHOT DRINKING FOUNTAIN</text:h>
      <text:p text:style-name="P22"><text:span text:style-name="T163">Kelly pushes Dan away from the drinking fountain, </text:span>fill<text:span text:style-name="T240">s</text:span> her mouths and s<text:span text:style-name="T240">pi</text:span>t<text:span text:style-name="T240">s</text:span> the water out at <text:span text:style-name="T240">Dan</text:span> <text:span text:style-name="T145">but misses</text:span>.</text:p>
      <text:p text:style-name="P116">ADAM</text:p>
      <text:p text:style-name="P146"><text:span text:style-name="T140">Burn on you</text:span>!</text:p>
      <text:p text:style-name="P23"><text:span text:style-name="T240">Adam runs off to the left, Kelly then Dan chase him</text:span>.</text:p>
      <text:h text:style-name="P237" text:outline-level="3"><text:span text:style-name="T200">5e. </text:span><text:span text:style-name="T238">MEDIUM CLOSE SHOT – LISA &amp; MARNIE</text:span></text:h>
      <text:p text:style-name="P73"><text:span text:style-name="T88">L</text:span><text:span text:style-name="T42">isa keeps her eyes on the geometry book.</text:span></text:p>
      <text:p text:style-name="P94">LISA</text:p>
      <text:p text:style-name="P150">The<text:span text:style-name="T145">se triangles aren't congruent</text:span>. </text:p>
      <text:p text:style-name="P44"><text:span text:style-name="T16">Lisa </text:span><text:span text:style-name="T21">takes a sip from her thermos, but it's empty.</text:span><text:span text:style-name="T16"> </text:span></text:p>
      <text:p text:style-name="P94">LISA <text:span text:style-name="T240">(to no one in particular)</text:span></text:p>
      <text:p text:style-name="P140"><text:span text:style-name="T21">I need to refill this</text:span><text:span text:style-name="T16">. </text:span><text:span text:style-name="T21">Be right back.</text:span></text:p>
      <text:p text:style-name="P45"><text:span text:style-name="T21">L</text:span><text:span text:style-name="T16">isa gets up with her thermos.</text:span></text:p>
      <text:h text:style-name="P237" text:outline-level="3"><text:span text:style-name="T203">9b. </text:span><text:span text:style-name="T238">MEDIUM SHOT – DRINKING FOUNTAIN</text:span></text:h>
      <text:p text:style-name="P23">Jeff refills a water gun at the drinking fountain. Becky tries to steal the water gun. They <text:span text:style-name="T241">wrestle with the gun. </text:span></text:p>
      <text:p text:style-name="P94">J<text:span text:style-name="T166">EFF</text:span></text:p>
      <text:p text:style-name="P150"><text:span text:style-name="T140">Beatle beatle</text:span>!</text:p>
      <text:h text:style-name="P233" text:outline-level="3">10. MEDIUM LONG SHOT camera looking south</text:h>
      <text:p text:style-name="P78"><text:span text:style-name="T21">Lisa waits behind </text:span><text:span text:style-name="T89">Becky and Jeff</text:span><text:span text:style-name="T21"> at a safe distance.</text:span><text:span text:style-name="T16"> </text:span><text:span text:style-name="T107">The </text:span><text:span text:style-name="T109">Screaming </text:span><text:span text:style-name="T107">Michelles run around in </text:span><text:span text:style-name="T108">circles in</text:span><text:span text:style-name="T107"> the background throwing balloons. </text:span><text:span text:style-name="T21">Jeff notices Lisa, </text:span><text:span text:style-name="T89">lets go.</text:span></text:p>
      <text:p text:style-name="P117"><text:soft-page-break/>BECKY</text:p>
      <text:p text:style-name="P158"><text:span text:style-name="T242">Sucker</text:span>!</text:p>
      <text:p text:style-name="P74"><text:span text:style-name="T89">Becky runs off with to the west with the gun.</text:span><text:span text:style-name="T21"> </text:span><text:span text:style-name="T110">The Michelles follow her.</text:span></text:p>
      <text:p text:style-name="P74"><text:span text:style-name="T89">Jeff</text:span><text:span text:style-name="T21"> backs away from the fountain </text:span><text:span text:style-name="T89">to allow Lisa to</text:span><text:span text:style-name="T21"> use it. </text:span><text:span text:style-name="T16">Lisa </text:span><text:span text:style-name="T89">gingerly approaches</text:span><text:span text:style-name="T21"> and fills her thermos.</text:span><text:span text:style-name="T16"> </text:span></text:p>
      <text:h text:style-name="P234" text:outline-level="3">9c. MEDIUM SHOT FOUNTAIN</text:h>
      <text:p text:style-name="P74"><text:span text:style-name="T16">Jeff takes balloons out of his pockets </text:span><text:span text:style-name="T38">and offers to Lisa</text:span><text:span text:style-name="T16">.</text:span></text:p>
      <text:p text:style-name="P89">J<text:span text:style-name="T166">EFF</text:span> </text:p>
      <text:p text:style-name="P146"><text:span text:style-name="T160">W</text:span>an<text:span text:style-name="T160">na</text:span> play?</text:p>
      <text:p text:style-name="P89">LISA</text:p>
      <text:p text:style-name="P146">I don’t want you throwing water balloons at me.</text:p>
      <text:p text:style-name="P1">Lisa walks away. Jeff <text:span text:style-name="T141">looks after her,</text:span> disappointed. </text:p>
      <text:h text:style-name="P226" text:outline-level="3">4g. MEDIUM LONG SHOT </text:h>
      <text:p text:style-name="P24">Lisa sits down by <text:span text:style-name="T171">her friends</text:span> again. </text:p>
      <text:h text:style-name="P235" text:outline-level="3">9d. MEDIUM SHOT FOUNTAIN</text:h>
      <text:p text:style-name="P24">Jeff fills water balloons. Dan comes up and <text:span text:style-name="T243">takes balloons out of his pocket, shows them to Jeff, puts them in his shirt, bobbles air. Jeff nods, they laugh.</text:span></text:p>
      <text:h text:style-name="P227" text:outline-level="3">4h. MEDIUM LONG SHOT </text:h>
      <text:p text:style-name="P82"><text:span text:style-name="T120">In background, </text:span><text:span text:style-name="T16">Jeff </text:span><text:span text:style-name="T23">walk</text:span><text:span text:style-name="T90">s</text:span><text:span text:style-name="T23"> </text:span><text:span text:style-name="T91">north</text:span><text:span text:style-name="T23"> from </text:span><text:span text:style-name="T93">the right</text:span><text:span text:style-name="T23"> side of the screen to the </text:span><text:span text:style-name="T93">left</text:span><text:span text:style-name="T23">,</text:span><text:span text:style-name="T16"> hold</text:span><text:span text:style-name="T23">ing</text:span><text:span text:style-name="T16"> t</text:span><text:span text:style-name="T28">wo</text:span><text:span text:style-name="T22"> water balloons</text:span><text:span text:style-name="T16"> in </text:span><text:span text:style-name="T92">front of </text:span><text:span text:style-name="T16">his shirt, </text:span><text:span text:style-name="T23">bobbl</text:span><text:span text:style-name="T38">ing</text:span><text:span text:style-name="T23"> the balloons as though he had breasts</text:span><text:span text:style-name="T16">. </text:span><text:span text:style-name="T111">Dan fills his balloons.</text:span></text:p>
      <text:p text:style-name="P81"><text:span text:style-name="T111">K</text:span><text:span text:style-name="T16">elly, Becky, and the Michelles react in the background. You guys are horrible.</text:span></text:p>
      <text:h text:style-name="P218" text:outline-level="3">5f. MEDIUM CLOSE SHOT - LISA &amp; MARNIE</text:h>
      <text:p text:style-name="P25">Lisa pays no attention.</text:p>
      <text:p text:style-name="P93">LISA</text:p>
      <text:p text:style-name="P162">We can't use angle side angle because the <text:span text:style-name="T150">adjacent </text:span>sides are different.</text:p>
      <text:h text:style-name="P228" text:outline-level="3"><text:soft-page-break/>4i. MEDIUM LONG SHOT </text:h>
      <text:p text:style-name="P75"><text:span text:style-name="T28">Dan walks</text:span><text:span text:style-name="T23"> </text:span><text:span text:style-name="T30">across the screen</text:span><text:span text:style-name="T28"> </text:span><text:span text:style-name="T37">following</text:span><text:span text:style-name="T28"> Jeff </text:span><text:span text:style-name="T113">(north)</text:span><text:span text:style-name="T23">,</text:span><text:span text:style-name="T28"> hold</text:span><text:span text:style-name="T23">ing</text:span><text:span text:style-name="T28"> three </text:span><text:span text:style-name="T22">water balloons</text:span><text:span text:style-name="T28"> </text:span><text:span text:style-name="T93">in front of</text:span><text:span text:style-name="T28"> his shirt, arches his back, </text:span><text:span text:style-name="T23">bobbles the balloons as though he had </text:span><text:span text:style-name="T28">three</text:span><text:span text:style-name="T23"> breasts</text:span><text:span text:style-name="T28">. </text:span><text:span text:style-name="T93">Adam </text:span><text:span text:style-name="T112">walks through</text:span><text:span text:style-name="T93"> shaking his head.</text:span></text:p>
      <text:p text:style-name="P75"><text:span text:style-name="T93">Lisa’s friends</text:span><text:span text:style-name="T43"> watch them. </text:span><text:span text:style-name="T93">Marnie looks at her friends, </text:span><text:span text:style-name="T112">shock</text:span><text:span text:style-name="T93">ed.</text:span></text:p>
      <text:p text:style-name="P95">LISA</text:p>
      <text:p text:style-name="P151"><text:span text:style-name="T149">We can use angle angle side because the opposite sides are the same</text:span>.</text:p>
      <text:p text:style-name="P46"><text:span text:style-name="T28">Jeff</text:span><text:span text:style-name="T16"> </text:span><text:span text:style-name="T113">walks south across the screen</text:span><text:span text:style-name="T16"> </text:span><text:span text:style-name="T33">a little closer</text:span><text:span text:style-name="T16">, </text:span><text:span text:style-name="T113">bounc</text:span><text:span text:style-name="T16">ing the balloons </text:span><text:span text:style-name="T94">over</text:span><text:span text:style-name="T16"> the back of his shorts like a big butt.</text:span></text:p>
      <text:p text:style-name="P47"><text:span text:style-name="T30">Dan</text:span><text:span text:style-name="T28"> </text:span><text:span text:style-name="T30">follows </text:span><text:span text:style-name="T114">(south)</text:span><text:span text:style-name="T30">, hold</text:span><text:span text:style-name="T28">s one of the balloons </text:span><text:span text:style-name="T30">over the front of</text:span><text:span text:style-name="T28"> his pants and walks across the screen. </text:span><text:span text:style-name="T114">Adam squirts a gun toward them.</text:span><text:span text:style-name="T28"> </text:span></text:p>
      <text:p text:style-name="P95">LISA</text:p>
      <text:p text:style-name="P151">The <text:span text:style-name="T146">length of the opposite side is</text:span> sine <text:span text:style-name="T146">of the adjacent angle times the hypotenuse</text:span>.</text:p>
      <text:p text:style-name="P48"><text:span text:style-name="T16">Jeff</text:span><text:span text:style-name="T28"> </text:span><text:span text:style-name="T16">jumps through like a bunny </text:span><text:span text:style-name="T114">to the north</text:span><text:span text:style-name="T16">, right behind Lisa and </text:span><text:span text:style-name="T95">friends</text:span><text:span text:style-name="T16">, holding balloons only by the ties </text:span><text:span text:style-name="T39">in front of his crotch</text:span><text:span text:style-name="T16">, so they bounce ridiculously.</text:span></text:p>
      <text:p text:style-name="P48"><text:span text:style-name="T30">Dan </text:span><text:span text:style-name="T16">stumbles through </text:span><text:span text:style-name="T36">sideways</text:span><text:span text:style-name="T16">, right behind Jeff, blowing raspberries into two balloons.</text:span><text:span text:style-name="T28"> </text:span><text:span text:style-name="T16">He faces the camera so we can see his squashed lips betwee</text:span><text:span text:style-name="T34">n</text:span><text:span text:style-name="T16"> the balloons.</text:span></text:p>
      <text:p text:style-name="P79"><text:span text:style-name="T28">A</text:span><text:span text:style-name="T16">dam follows them, pushing them north, away from Lisa. Stop being immature. </text:span><text:span text:style-name="T120">Becky, Kelly, Michelles have had enough and walk north offscreen.</text:span></text:p>
      <text:p text:style-name="P95">LISA</text:p>
      <text:p text:style-name="P151">The <text:span text:style-name="T146">length of the adjacent side is</text:span> <text:span text:style-name="T148">co</text:span>sine<text:span text:style-name="T146"> times the hypotenuse</text:span>.</text:p>
      <text:p text:style-name="P47"><text:span text:style-name="T16">Just when you think they're gone, Dan slowly wanders </text:span><text:span text:style-name="T25">monkey-like</text:span><text:span text:style-name="T16"> onscreen sideways </text:span><text:span text:style-name="T114">(south)</text:span><text:span text:style-name="T25"> very close</text:span><text:span text:style-name="T16"> in the foreground </text:span><text:span text:style-name="T30">with two balloons in</text:span><text:span text:style-name="T31"> </text:span><text:span text:style-name="T114">front</text:span><text:span text:style-name="T30"> of his shorts</text:span><text:span text:style-name="T16"> (we see only from below chest to above knees). </text:span><text:span text:style-name="T29">We hardly see Lisa or </text:span><text:span text:style-name="T114">friends</text:span><text:span text:style-name="T29"> because Dan takes up most of the screen.</text:span><text:span text:style-name="T16"> </text:span><text:span text:style-name="T29">Dan </text:span><text:span text:style-name="T16">stops in front of the camera and </text:span><text:span text:style-name="T32">all we see are his hands</text:span><text:span text:style-name="T16"> fondl</text:span><text:span text:style-name="T32">ing</text:span><text:span text:style-name="T16"> </text:span><text:span text:style-name="T47">balloons</text:span><text:span text:style-name="T32"> in </text:span><text:span text:style-name="T114">front of</text:span><text:span text:style-name="T32"> his shorts</text:span><text:span text:style-name="T16">. </text:span><text:span text:style-name="T120">He continues his monkey walk until he’s offscreen.</text:span></text:p>
      <text:h text:style-name="P219" text:outline-level="3">5g. MEDIUM CLOSE SHOT – LISA &amp; MARNIE</text:h>
      <text:p text:style-name="P121">LISA <text:span text:style-name="T247">(to Marnie)</text:span></text:p>
      <text:p text:style-name="P151"><text:soft-page-break/><text:span text:style-name="T151">Let me see how you drew it</text:span>.</text:p>
      <text:p text:style-name="P82"><text:span text:style-name="T120">Marnie is looking at Dan horrified</text:span><text:span text:style-name="T16">. </text:span></text:p>
      <text:h text:style-name="P229" text:outline-level="3">4j. MEDIUM LONG SHOT </text:h>
      <text:p text:style-name="P137"><text:span text:style-name="T24">BECKY </text:span><text:span text:style-name="T28">(OS)</text:span></text:p>
      <text:p text:style-name="P148"><text:span text:style-name="T247">Hey! </text:span>Dan!</text:p>
      <text:p text:style-name="P43"><text:span text:style-name="T121">A</text:span><text:span text:style-name="T28"> water balloon flies across the screen in the foreground. </text:span><text:span text:style-name="T26">Dan </text:span><text:span text:style-name="T121">runs away from the camera (east)</text:span><text:span text:style-name="T26"> </text:span><text:span text:style-name="T31">t</text:span><text:span text:style-name="T114">hrow</text:span><text:span text:style-name="T121">ing</text:span><text:span text:style-name="T31"> </text:span><text:span text:style-name="T114">his</text:span><text:span text:style-name="T31"> balloons </text:span><text:span text:style-name="T122">toward Becky (north)</text:span><text:span text:style-name="T26">. </text:span><text:span text:style-name="T24">Becky</text:span><text:span text:style-name="T16"> chases him </text:span><text:span text:style-name="T28">with a water gun </text:span><text:span text:style-name="T114">in a counter clockwise semi-circle</text:span><text:span text:style-name="T16"> </text:span><text:span text:style-name="T114">around Lisa and friends, then</text:span><text:span text:style-name="T16"> offscreen. </text:span></text:p>
      <text:h text:style-name="P220" text:outline-level="3">5h. MEDIUM CLOSE SHOT – LISA &amp; MARNIE</text:h>
      <text:p text:style-name="P119">LISA</text:p>
      <text:p text:style-name="P167">And that's it! A 17 step proof. That's the longest one <text:span text:style-name="T172">so far</text:span>.</text:p>
      <text:h text:style-name="P238" text:outline-level="3">1. MEDIUM LONG SHOT </text:h>
      <text:p text:style-name="P84"><text:span text:style-name="T24">Jeff and Dan</text:span><text:span text:style-name="T16"> come back on screen </text:span><text:span text:style-name="T125">left to right (south)</text:span><text:span text:style-name="T16"> </text:span><text:span text:style-name="T123">behind Lisa</text:span><text:span text:style-name="T16">. </text:span></text:p>
      <text:p text:style-name="P85"><text:span text:style-name="T16">M</text:span><text:span text:style-name="T116">R</text:span><text:span text:style-name="T16">. </text:span><text:span text:style-name="T85">O’B</text:span><text:span text:style-name="T116">RIEN</text:span><text:span text:style-name="T16"> </text:span><text:span text:style-name="T126">and other Teachers </text:span><text:span text:style-name="T128">(I’m planning to do a cameo here)</text:span><text:span text:style-name="T126"> </text:span><text:span text:style-name="T27">silently exit a classroom</text:span><text:span text:style-name="T16"> </text:span><text:span text:style-name="T27">behind them</text:span><text:span text:style-name="T16">. Dan </text:span><text:span text:style-name="T115">turns to </text:span><text:span text:style-name="T16">see Mr. </text:span><text:span text:style-name="T85">O’Brien</text:span><text:span text:style-name="T16"> and runs off. </text:span></text:p>
      <text:p text:style-name="P85"><text:span text:style-name="T16">Jeff</text:span><text:span text:style-name="T30"> </text:span><text:span text:style-name="T115">squirts a gun </text:span><text:span text:style-name="T116">from</text:span><text:span text:style-name="T115"> his crotch as if he were peeing</text:span><text:span text:style-name="T16">. </text:span><text:span text:style-name="T126">Teachers look shocked, </text:span><text:span text:style-name="T127">look at each other</text:span><text:span text:style-name="T126">. Mr. O’Brien </text:span><text:span text:style-name="T127">nods that he’ll take care of it and</text:span><text:span text:style-name="T126"> angrily walks toward Jeff. The other teachers </text:span><text:span text:style-name="T127">nod in agreement and</text:span><text:span text:style-name="T126"> walk south.</text:span></text:p>
      <text:h text:style-name="P239" text:outline-level="3">2. MEDIUM SHOT </text:h>
      <text:p text:style-name="P38"><text:span text:style-name="T197">Jeff </text:span><text:span text:style-name="T199">gun-peeing</text:span><text:span text:style-name="T197">, with Mr. </text:span><text:span text:style-name="T198">O’Brien</text:span><text:span text:style-name="T197"> standing right behind him.</text:span></text:p>
      <text:p text:style-name="P93">MR. <text:span text:style-name="T237">O’BRIEN</text:span></text:p>
      <text:p text:style-name="P148">Jeff! What<text:span text:style-name="T147">'</text:span>s in your shorts?</text:p>
      <text:p text:style-name="P3">Startled, Jeff <text:span text:style-name="T248">shoots the water gun at his own face</text:span>.</text:p>
      <text:h text:style-name="P221" text:outline-level="3">5i. MEDIUM CLOSE SHOT LISA &amp; MARNIE</text:h>
      <text:p text:style-name="P39"><text:span text:style-name="T201">Lisa </text:span><text:span text:style-name="T202">finally looks behind her</text:span><text:span text:style-name="T197">.</text:span></text:p>
      <text:p text:style-name="P129">LISA </text:p>
      <text:p text:style-name="P148">What’s <text:span text:style-name="T146">Mr. O’Brien upset about</text:span>?</text:p>
      <text:p text:style-name="P5"><text:span text:style-name="T162">Marnie</text:span> shrugs.</text:p>
      <text:p text:style-name="P93"><text:soft-page-break/>LISA</text:p>
      <text:p text:style-name="P148">I think I missed something.</text:p>
      <text:h text:style-name="P240" text:outline-level="3">3. MEDIUM SHOT </text:h>
      <text:p text:style-name="P33">Jeff follows Mr. O’Brien into the building. </text:p>
      <text:h text:style-name="P241" text:outline-level="3">4k. MEDIUM LONG SHOT </text:h>
      <text:p text:style-name="P83"><text:span text:style-name="T117">School buzzer rings. </text:span><text:span text:style-name="T118">Adam and Dan walk away, shaking </text:span><text:span text:style-name="T124">their</text:span><text:span text:style-name="T118"> head</text:span><text:span text:style-name="T124">s</text:span><text:span text:style-name="T118"> at Jeff.</text:span></text:p>
      <text:p text:style-name="P80"><text:span text:style-name="T24">Lisa </text:span><text:span text:style-name="T51">and friends</text:span><text:span text:style-name="T24"> pick up their books. </text:span></text:p>
      <text:p text:style-name="P130">MARNIE</text:p>
      <text:p text:style-name="P159"><text:span text:style-name="T249">See you tomorrow</text:span>.</text:p>
      <text:p text:style-name="P120">LISA</text:p>
      <text:p text:style-name="P159"><text:span text:style-name="T249">Bye</text:span>.<text:tab/></text:p>
      <text:p text:style-name="P80"><text:span text:style-name="T52">Friends walk toward parking lot</text:span><text:span text:style-name="T24">. </text:span><text:span text:style-name="T119">Lisa, Kelly, Becky, Michelles walk toward each other.</text:span></text:p>
      <text:h text:style-name="P172" text:outline-level="2"><text:span text:style-name="T4">Lisa</text:span><text:span text:style-name="T2">, 1 </text:span><text:span text:style-name="T3">friend</text:span><text:span text:style-name="T2"> </text:span></text:h>
      <text:p text:style-name="P171"><text:span text:style-name="T2">M</text:span><text:span text:style-name="T1">ar 24</text:span></text:p>
      <text:h text:style-name="P174" text:outline-level="3"><text:span text:style-name="T250">(if we have time) </text:span>EXT. COURTYARD</text:h>
      <text:p text:style-name="P1">The school buzzer rings. Lisa <text:span text:style-name="T252">walks up ready for cheer practice.</text:span> <text:span text:style-name="T252">She </text:span>looks for the other cheerleaders. They aren’t there.</text:p>
      <text:h text:style-name="P242" text:outline-level="3"><text:span text:style-name="T250">(if we have time) EX</text:span>T. GYM</text:h>
      <text:p text:style-name="P1">Lisa looks for the other cheerleaders. <text:span text:style-name="T175">No one is there.</text:span> </text:p>
      <text:h text:style-name="P243" text:outline-level="3"><text:span text:style-name="T252">11. </text:span>EXT. <text:span text:style-name="T236">PHYSICAL PLANT</text:span></text:h>
      <text:p text:style-name="P2"><text:span text:style-name="T236">Rusty equipment and barrels in background. Marnie</text:span> <text:span text:style-name="T174">walks through</text:span>. Lisa <text:span text:style-name="T174">approaches</text:span>.</text:p>
      <text:p text:style-name="P92">LISA</text:p>
      <text:p text:style-name="P147"><text:span text:style-name="T142">Have you seen the cheerleaders</text:span>?</text:p>
      <text:p text:style-name="P98">MARNIE</text:p>
      <text:p text:style-name="P163"><text:span text:style-name="T154">T</text:span>hey're out on the field. Football practice was cance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7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7-02T20:04:19.212932052</dc:date>
    <meta:editing-cycles>1057</meta:editing-cycles>
    <meta:editing-duration>P51DT17H37M39S</meta:editing-duration>
    <meta:generator>LibreOffice/5.1.6.2$Linux_X86_64 LibreOffice_project/10m0$Build-2</meta:generator>
    <meta:print-date>2018-03-23T20:55:26.886753431</meta:print-date>
    <meta:document-statistic meta:table-count="0" meta:image-count="0" meta:object-count="0" meta:page-count="7" meta:paragraph-count="155" meta:word-count="1523" meta:character-count="8558" meta:non-whitespace-character-count="7142"/>
    <meta:template xlink:type="simple" xlink:actuate="onRequest" xlink:title="Normal.dotm" xlink:href=""/>
  </office:meta>
</office:document-meta>
</file>